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611in"/>
    </style:style>
    <style:style style:name="co17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1252in"/>
    </style:style>
    <style:style style:name="co18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3335in"/>
    </style:style>
    <style:style style:name="co19" style:family="table-column">
      <style:table-column-properties fo:break-before="auto" style:column-width="1.1665in"/>
    </style:style>
    <style:style style:name="co20" style:family="table-column">
      <style:table-column-properties fo:break-before="auto" style:column-width="0.972in"/>
    </style:style>
    <style:style style:name="co21" style:family="table-column">
      <style:table-column-properties fo:break-before="auto" style:column-width="1.3472in"/>
    </style:style>
    <style:style style:name="co22" style:family="table-column">
      <style:table-column-properties fo:break-before="auto" style:column-width="5.5535in"/>
    </style:style>
    <style:style style:name="co23" style:family="table-column">
      <style:table-column-properties fo:break-before="auto" style:column-width="2.3366in"/>
    </style:style>
    <style:style style:name="co24" style:family="table-column">
      <style:table-column-properties fo:break-before="auto" style:column-width="0.4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7508in"/>
    </style:style>
    <style:style style:name="co27" style:family="table-column">
      <style:table-column-properties fo:break-before="auto" style:column-width="2.028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445in"/>
    </style:style>
    <style:style style:name="co30" style:family="table-column">
      <style:table-column-properties fo:break-before="auto" style:column-width="0.5417in"/>
    </style:style>
    <style:style style:name="co31" style:family="table-column">
      <style:table-column-properties fo:break-before="auto" style:column-width="1.5in"/>
    </style:style>
    <style:style style:name="co32" style:family="table-column">
      <style:table-column-properties fo:break-before="auto" style:column-width="1.9035in"/>
    </style:style>
    <style:style style:name="co33" style:family="table-column">
      <style:table-column-properties fo:break-before="auto" style:column-width="1.972in"/>
    </style:style>
    <style:style style:name="co34" style:family="table-column">
      <style:table-column-properties fo:break-before="auto" style:column-width="1.4862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602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6" style:family="table-cell" style:parent-style-name="Default" style:data-style-name="N131">
      <style:table-cell-properties style:rotation-align="none"/>
      <style:text-properties style:text-position=""/>
    </style:style>
    <style:style style:name="ce25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 style:data-style-name="N131">
      <style:table-cell-properties style:diagonal-bl-tr="none" style:diagonal-tl-br="none" fo:border="0.74pt solid #000000" style:rotation-align="none"/>
      <style:text-properties style:text-position=""/>
    </style:style>
    <style:style style:name="ce30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ffc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urrency" style:data-style-name="N131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5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Sheet2.E25"/>
    </style:style>
    <style:style style:name="ce36" style:family="table-cell" style:parent-style-name="Default" style:data-style-name="N4">
      <style:table-cell-properties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3">
      <style:table-cell-properties style:rotation-align="none"/>
      <style:text-properties style:text-position=""/>
    </style:style>
    <style:style style:name="ce18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31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31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26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32">
      <style:table-cell-properties style:diagonal-bl-tr="none" style:diagonal-tl-br="none" fo:border="0.74pt solid #000000" style:rotation-align="none"/>
    </style:style>
    <style:style style:name="ce39" style:family="table-cell" style:parent-style-name="Default" style:data-style-name="N13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31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31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3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31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31">
      <style:table-cell-properties style:diagonal-bl-tr="none" style:diagonal-tl-br="none" fo:border="0.06pt solid #000000" style:rotation-align="none"/>
    </style:style>
    <style:style style:name="ce45" style:family="table-cell" style:parent-style-name="Default" style:data-style-name="N131">
      <style:table-cell-properties style:rotation-align="none"/>
    </style:style>
    <style:style style:name="ce46" style:family="table-cell" style:parent-style-name="Default">
      <style:table-cell-properties style:diagonal-bl-tr="none" style:diagonal-tl-br="none" fo:border="0.06pt solid #000000" style:rotation-align="none"/>
    </style:style>
    <style:style style:name="ce4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urrency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3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3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24">
      <style:table-cell-properties style:rotation-align="none"/>
    </style:style>
    <style:style style:name="ce56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9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urrency" style:data-style-name="N131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4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Sheet2.E25"/>
    </style:style>
    <style:style style:name="ce65" style:family="table-cell" style:parent-style-name="Default" style:data-style-name="N4">
      <style:table-cell-properties style:rotation-align="none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4" table:default-cell-style-name="ce24"/>
        <table:table-column table:style-name="co25" table:default-cell-style-name="ce24"/>
        <table:table-column table:style-name="co3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9" table:default-cell-style-name="ce24"/>
        <table:table-column table:style-name="co31" table:default-cell-style-name="ce24"/>
        <table:table-column table:style-name="co26" table:default-cell-style-name="ce24"/>
        <table:table-column table:style-name="co32" table:default-cell-style-name="Default"/>
        <table:table-column table:style-name="co33" table:default-cell-style-name="ce24"/>
        <table:table-column table:style-name="co34" table:default-cell-style-name="ce24"/>
        <table:table-column table:style-name="co14" table:default-cell-style-name="ce24"/>
        <table:table-column table:style-name="co15" table:number-columns-repeated="1009" table:default-cell-style-name="ce24"/>
        <table:table-row table:style-name="ro1" table:number-rows-repeated="4">
          <table:table-cell table:style-name="Default" table:number-columns-repeated="11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8" office:value-type="string" office:string-value="Thang 01/2012" calcext:value-type="string" table:number-columns-spanned="2" table:number-rows-spanned="1">
            <text:p>Thang 01/2012 </text:p>
          </table:table-cell>
          <table:covered-table-cell table:style-name="ce18"/>
          <table:table-cell table:style-name="Default" table:number-columns-repeated="4"/>
          <table:table-cell table:style-name="ce18" office:value-type="string" office:string-value="Thang 02/2012" calcext:value-type="string" table:number-columns-spanned="2" table:number-rows-spanned="1">
            <text:p>Thang 02/2012 </text:p>
          </table:table-cell>
          <table:covered-table-cell table:style-name="ce18"/>
          <table:table-cell table:style-name="Default" table:number-columns-repeated="3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7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61" calcext:value-type="currency">
            <text:p>$41,06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Binh dong tien nha" calcext:value-type="string">
            <text:p>Binh dong tien nha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string" office:string-value="19/1/12" calcext:value-type="string">
            <text:p>19/1/12 </text:p>
          </table:table-cell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tien rac" calcext:value-type="string">
            <text:p>tien ra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91" calcext:value-type="currency">
            <text:p>$41,09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Trung Bui" calcext:value-type="string">
            <text:p>Trung Bui </text:p>
          </table:table-cell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currency" office:value="41001" calcext:value-type="currency">
            <text:p>$41,001 </text:p>
          </table:table-cell>
          <table:table-cell table:style-name="ce20" office:value-type="currency" office:value="157000" calcext:value-type="currency">
            <text:p>$157,000 </text:p>
          </table:table-cell>
          <table:table-cell table:style-name="ce20" office:value-type="string" office:string-value="Dien thang 1" calcext:value-type="string">
            <text:p>Dien thang 1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91" calcext:value-type="currency">
            <text:p>$41,09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Long TRAN" calcext:value-type="string">
            <text:p>Long TRAN </text:p>
          </table:table-cell>
          <table:table-cell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215" calcext:value-type="currency">
            <text:p>$41,215 </text:p>
          </table:table-cell>
          <table:table-cell table:style-name="ce20" office:value-type="currency" office:value="1000000" calcext:value-type="currency">
            <text:p>$1,000,000 </text:p>
          </table:table-cell>
          <table:table-cell table:style-name="ce20" office:value-type="string" office:string-value="nghiem" calcext:value-type="string">
            <text:p>nghiem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Chieu Luu" calcext:value-type="string">
            <text:p>Chieu Luu </text:p>
          </table:table-cell>
          <table:table-cell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216" calcext:value-type="currency">
            <text:p>$41,216 </text:p>
          </table:table-cell>
          <table:table-cell table:style-name="ce20" office:value-type="currency" office:value="1000000" calcext:value-type="currency">
            <text:p>$1,000,000 </text:p>
          </table:table-cell>
          <table:table-cell table:style-name="ce20" office:value-type="string" office:string-value="trung" calcext:value-type="string">
            <text:p>trung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Nghiem Bui" calcext:value-type="string">
            <text:p>Nghiem Bui </text:p>
          </table:table-cell>
          <table:table-cell/>
          <table:table-cell table:style-name="ce20" office:value-type="currency" office:value="5" calcext:value-type="currency">
            <text:p>$5 </text:p>
          </table:table-cell>
          <table:table-cell table:style-name="ce48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48" office:value-type="string" office:string-value="Quoc" calcext:value-type="string">
            <text:p>Quo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Tin Nguyen" calcext:value-type="string">
            <text:p>Tin Nguyen </text:p>
          </table:table-cell>
          <table:table-cell/>
          <table:table-cell table:style-name="ce20" office:value-type="currency" office:value="6" calcext:value-type="currency">
            <text:p>$6 </text:p>
          </table:table-cell>
          <table:table-cell table:style-name="ce48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48" office:value-type="string" office:string-value="Chieu" calcext:value-type="string">
            <text:p>Chie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Quoc Phan" calcext:value-type="string">
            <text:p>Quoc Phan </text:p>
          </table:table-cell>
          <table:table-cell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20" office:value-type="string" office:string-value="Bao" calcext:value-type="string">
            <text:p>Bao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500000" calcext:value-type="currency">
            <text:p>$500,000 </text:p>
          </table:table-cell>
          <table:table-cell table:style-name="ce20" office:value-type="string" office:string-value="Bao Bui" calcext:value-type="string">
            <text:p>Bao Bui </text:p>
          </table:table-cell>
          <table:table-cell/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20" office:value-type="string" office:string-value="Tinh" calcext:value-type="string">
            <text:p>Tinh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5300000" calcext:value-type="currency">
            <text:p>$5,3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00000" calcext:value-type="currency">
            <text:p>$200,000 </text:p>
          </table:table-cell>
          <table:table-cell table:style-name="ce20" office:value-type="string" office:string-value="Bao bui" calcext:value-type="string">
            <text:p>Bao bui </text:p>
          </table:table-cell>
          <table:table-cell/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000" calcext:value-type="currency">
            <text:p>$15,000 </text:p>
          </table:table-cell>
          <table:table-cell table:style-name="ce20" office:value-type="string" office:string-value="nuoc" calcext:value-type="string">
            <text:p>nuo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1400" calcext:value-type="currency">
            <text:p>$161,400 </text:p>
          </table:table-cell>
          <table:table-cell table:style-name="ce20" office:value-type="string" office:string-value="OMO" calcext:value-type="string">
            <text:p>OMO </text:p>
          </table:table-cell>
          <table:table-cell/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100000" calcext:value-type="currency">
            <text:p>$5,100,000 </text:p>
          </table:table-cell>
          <table:table-cell table:style-name="ce20" office:value-type="string" office:string-value="Thue Nha" calcext:value-type="string">
            <text:p>Thue Nha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3300" calcext:value-type="currency">
            <text:p>$83,300 </text:p>
          </table:table-cell>
          <table:table-cell table:style-name="ce20" office:value-type="string" office:string-value="Comfort" calcext:value-type="string">
            <text:p>Comfort </text:p>
          </table:table-cell>
          <table:table-cell/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0000" calcext:value-type="currency">
            <text:p>$150,000 </text:p>
          </table:table-cell>
          <table:table-cell table:style-name="ce20" office:value-type="string" office:string-value="Bao" calcext:value-type="string">
            <text:p>Bao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Chieu" calcext:value-type="string">
            <text:p>Chie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6" calcext:value-type="currency">
            <text:p>$2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5000" calcext:value-type="currency">
            <text:p>$85,000 </text:p>
          </table:table-cell>
          <table:table-cell table:style-name="ce20" office:value-type="string" office:string-value="Dien thang 2" calcext:value-type="string">
            <text:p>Dien thang 2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office:value-type="currency" office:value="27" calcext:value-type="currency">
            <text:p>$2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20" office:value-type="currency" office:value="28" calcext:value-type="currency">
            <text:p>$2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" calcext:value-type="string">
            <text:p>Ra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20" office:value-type="currency" office:value="29" calcext:value-type="currency">
            <text:p>$2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0" calcext:value-type="currency">
            <text:p>$230,000 </text:p>
          </table:table-cell>
          <table:table-cell table:style-name="ce20" office:value-type="string" office:string-value="BG+N Xa + nuoc uong" calcext:value-type="string">
            <text:p>BG+N Xa + nuoc uong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7:.B23];&quot;T&quot;;[.D7:.D23])" office:value-type="currency" office:value="5600000" calcext:value-type="currency">
            <text:p>$5,600,000 </text:p>
          </table:table-cell>
          <table:table-cell table:style-name="ce20"/>
          <table:table-cell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H7:.H23];&quot;T&quot;;[.J7:.J23])" office:value-type="currency" office:value="6000000" calcext:value-type="currency">
            <text:p>$6,000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7:.B23];&quot;C&quot;;[.D7:.D23])" office:value-type="currency" office:value="5544700" calcext:value-type="currency">
            <text:p>$5,544,700 </text:p>
          </table:table-cell>
          <table:table-cell table:style-name="ce20"/>
          <table:table-cell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H7:.H23];&quot;C&quot;;[.J7:.J23])" office:value-type="currency" office:value="5857000" calcext:value-type="currency">
            <text:p>$5,857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4]-[.D25]" office:value-type="currency" office:value="55300" calcext:value-type="currency">
            <text:p>$55,300 </text:p>
          </table:table-cell>
          <table:table-cell table:style-name="ce20"/>
          <table:table-cell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J24]-[.J25]" office:value-type="currency" office:value="143000" calcext:value-type="currency">
            <text:p>$143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45" table:formula="of:=850000*6" office:value-type="currency" office:value="5100000" calcext:value-type="currency">
            <text:p>$5,100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ce53" office:value-type="string" office:string-value="nhau" calcext:value-type="string">
            <text:p>nhau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43000" calcext:value-type="currency">
            <text:p>$14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3000" calcext:value-type="currency">
            <text:p>$(3,000)</text:p>
          </table:table-cell>
          <table:table-cell table:style-name="ce20" office:value-type="string" office:string-value="no thang truoc" calcext:value-type="string">
            <text:p>no thang truoc </text:p>
          </table:table-cell>
          <table:table-cell/>
          <table:table-cell table:style-name="ce45" office:value-type="string" office:string-value="Phong" calcext:value-type="string">
            <text:p>Pho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5000" calcext:value-type="currency">
            <text:p>$115,000 </text:p>
          </table:table-cell>
          <table:table-cell table:style-name="ce20" office:value-type="string" office:string-value="dien thang 3(t quoc)" calcext:value-type="string">
            <text:p>dien thang 3(t quoc) </text:p>
          </table:table-cell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9" office:value-type="currency" office:value="1200000" calcext:value-type="currency">
            <text:p>$1,200,000 </text:p>
          </table:table-cell>
          <table:table-cell table:style-name="ce52" office:value-type="string" office:string-value="Quy phong" calcext:value-type="string">
            <text:p>Quy phong </text:p>
          </table:table-cell>
          <table:table-cell/>
          <table:table-cell table:style-name="ce54" table:formula="of:=10*8500" office:value-type="currency" office:value="85000" calcext:value-type="currency">
            <text:p>$85,000 </text:p>
          </table:table-cell>
          <table:table-cell table:style-name="ce56" office:value-type="string" office:string-value="Bia" calcext:value-type="string">
            <text:p>Bia </text:p>
          </table:table-cell>
          <table:table-cell table:style-name="ce45" office:value-type="currency" office:value="10" calcext:value-type="currency">
            <text:p>$10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3000" calcext:value-type="currency">
            <text:p>$83,000 </text:p>
          </table:table-cell>
          <table:table-cell table:style-name="ce20" office:value-type="string" office:string-value="nuoc t 2(thieu quoc)" calcext:value-type="string">
            <text:p>nuoc t 2(thieu quoc) </text:p>
          </table:table-cell>
          <table:table-cell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2000" calcext:value-type="currency">
            <text:p>$62,000 </text:p>
          </table:table-cell>
          <table:table-cell table:style-name="ce20" office:value-type="string" office:string-value="chia khoa" calcext:value-type="string">
            <text:p>chia khoa </text:p>
          </table:table-cell>
          <table:table-cell/>
          <table:table-cell table:style-name="ce54" office:value-type="currency" office:value="28500" calcext:value-type="currency">
            <text:p>$28,500 </text:p>
          </table:table-cell>
          <table:table-cell table:style-name="ce45" office:value-type="string" office:string-value="xoai Keo" calcext:value-type="string">
            <text:p>xoai Keo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(t quoc)" calcext:value-type="string">
            <text:p>rac(t quoc) </text:p>
          </table:table-cell>
          <table:table-cell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sao do" calcext:value-type="string">
            <text:p>sao do </text:p>
          </table:table-cell>
          <table:table-cell/>
          <table:table-cell table:style-name="ce54" office:value-type="currency" office:value="75000" calcext:value-type="currency">
            <text:p>$75,000 </text:p>
          </table:table-cell>
          <table:table-cell table:style-name="ce56" office:value-type="string" office:string-value="ga quay" calcext:value-type="string">
            <text:p>ga quay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nuoc xa(quoc)" calcext:value-type="string">
            <text:p>nuoc xa(quoc) </text:p>
          </table:table-cell>
          <table:table-cell/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day chi+ban chai bon cau" calcext:value-type="string">
            <text:p>day chi+ban chai bon cau </text:p>
          </table:table-cell>
          <table:table-cell/>
          <table:table-cell table:style-name="ce54" office:value-type="currency" office:value="2000" calcext:value-type="currency">
            <text:p>$2,000 </text:p>
          </table:table-cell>
          <table:table-cell table:style-name="ce45" office:value-type="string" office:string-value="nc da" calcext:value-type="string">
            <text:p>nc da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0000" calcext:value-type="currency">
            <text:p>$110,000 </text:p>
          </table:table-cell>
          <table:table-cell table:style-name="ce20" office:value-type="string" office:string-value="nuoc t 3(thieu quoc)" calcext:value-type="string">
            <text:p>nuoc t 3(thieu quoc) </text:p>
          </table:table-cell>
          <table:table-cell/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0" calcext:value-type="currency">
            <text:p>$230,000 </text:p>
          </table:table-cell>
          <table:table-cell table:style-name="ce20" office:value-type="string" office:string-value="am dien" calcext:value-type="string">
            <text:p>am dien </text:p>
          </table:table-cell>
          <table:table-cell/>
          <table:table-cell table:style-name="ce51" table:formula="of:=SUM([.M31:.M34])" office:value-type="currency" office:value="190500" calcext:value-type="currency">
            <text:p>$190,500 </text:p>
          </table:table-cell>
          <table:table-cell table:style-name="ce56" office:value-type="string" office:string-value="Tong" calcext:value-type="string">
            <text:p>Tong </text:p>
          </table:table-cell>
          <table:table-cell table:style-name="ce56" table:formula="of:=SUM([.O31:.O33])" office:value-type="currency" office:value="12" calcext:value-type="currency">
            <text:p>$12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" calcext:value-type="currency">
            <text:p>$4,000 </text:p>
          </table:table-cell>
          <table:table-cell table:style-name="ce20" office:value-type="string" office:string-value="rua chen" calcext:value-type="string">
            <text:p>rua chen </text:p>
          </table:table-cell>
          <table:table-cell/>
          <table:table-cell table:style-name="ce53" office:value-type="string" office:string-value="Do Dung" calcext:value-type="string">
            <text:p>Do Du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5700000" calcext:value-type="currency">
            <text:p>$5,7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50" office:value-type="currency" office:value="190500" calcext:value-type="currency">
            <text:p>$190,500 </text:p>
          </table:table-cell>
          <table:table-cell table:style-name="ce53" office:value-type="string" office:string-value="nhau" calcext:value-type="string">
            <text:p>nhau </text:p>
          </table:table-cell>
          <table:table-cell/>
          <table:table-cell table:style-name="ce54" office:value-type="currency" office:value="161000" calcext:value-type="currency">
            <text:p>$161,000 </text:p>
          </table:table-cell>
          <table:table-cell table:style-name="ce56" office:value-type="string" office:string-value="omo" calcext:value-type="string">
            <text:p>omo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200000" calcext:value-type="currency">
            <text:p>$5,2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51" office:value-type="currency" office:value="297500" calcext:value-type="currency">
            <text:p>$297,500 </text:p>
          </table:table-cell>
          <table:table-cell table:style-name="ce53" office:value-type="string" office:string-value="Do dung" calcext:value-type="string">
            <text:p>Do dung </text:p>
          </table:table-cell>
          <table:table-cell/>
          <table:table-cell table:style-name="ce54" office:value-type="currency" office:value="81000" calcext:value-type="currency">
            <text:p>$81,000 </text:p>
          </table:table-cell>
          <table:table-cell table:style-name="ce45" office:value-type="string" office:string-value="comfort" calcext:value-type="string">
            <text:p>comfort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2000" calcext:value-type="currency">
            <text:p>$42,000 </text:p>
          </table:table-cell>
          <table:table-cell table:style-name="ce20" office:value-type="string" office:string-value="giay VS+KDR(t NB)" calcext:value-type="string">
            <text:p>giay VS+KDR(t NB) </text:p>
          </table:table-cell>
          <table:table-cell/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thieu nghiem bui" calcext:value-type="string">
            <text:p>thieu nghiem bui </text:p>
          </table:table-cell>
          <table:table-cell/>
          <table:table-cell table:style-name="ce54" table:formula="of:=2*17500" office:value-type="currency" office:value="35000" calcext:value-type="currency">
            <text:p>$35,000 </text:p>
          </table:table-cell>
          <table:table-cell table:style-name="ce56" office:value-type="string" office:string-value="PS" calcext:value-type="string">
            <text:p>PS </text:p>
          </table:table-cell>
          <table:table-cell table:style-name="ce45" office:value-type="currency" office:value="2" calcext:value-type="currency">
            <text:p>$2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(T4)" calcext:value-type="string">
            <text:p>rac(T4) </text:p>
          </table:table-cell>
          <table:table-cell/>
          <table:table-cell table:style-name="ce20" office:value-type="currency" office:value="11" calcext:value-type="currency">
            <text:p>$11 </text:p>
          </table:table-cell>
          <table:table-cell table:style-name="ce20" table:number-columns-repeated="4"/>
          <table:table-cell/>
          <table:table-cell table:style-name="ce54" office:value-type="currency" office:value="20500" calcext:value-type="currency">
            <text:p>$20,500 </text:p>
          </table:table-cell>
          <table:table-cell table:style-name="ce45" office:value-type="string" office:string-value="duong" calcext:value-type="string">
            <text:p>duong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6000" calcext:value-type="currency">
            <text:p>$26,000 </text:p>
          </table:table-cell>
          <table:table-cell table:style-name="ce20" office:value-type="string" office:string-value="nuoc" calcext:value-type="string">
            <text:p>nuoc </text:p>
          </table:table-cell>
          <table:table-cell/>
          <table:table-cell table:style-name="ce20" office:value-type="currency" office:value="12" calcext:value-type="currency">
            <text:p>$12 </text:p>
          </table:table-cell>
          <table:table-cell table:style-name="ce20" table:number-columns-repeated="4"/>
          <table:table-cell/>
          <table:table-cell table:style-name="ce51" table:formula="of:=SUM([.M37:.M40])" office:value-type="currency" office:value="297500" calcext:value-type="currency">
            <text:p>$297,500 </text:p>
          </table:table-cell>
          <table:table-cell table:style-name="ce56" office:value-type="string" office:string-value="Tong" calcext:value-type="string">
            <text:p>Tong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Bao Bui(dien)" calcext:value-type="string">
            <text:p>Bao Bui(dien) </text:p>
          </table:table-cell>
          <table:table-cell/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53" office:value-type="string" office:string-value="Quy Phong" calcext:value-type="string">
            <text:p>Quy Pho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54" table:formula="of:=4*1700000" office:value-type="currency" office:value="6800000" calcext:value-type="currency">
            <text:p>$6,800,000 </text:p>
          </table:table-cell>
          <table:table-cell table:style-name="ce56" office:value-type="string" office:string-value="4 nguoi" calcext:value-type="string">
            <text:p>4 nguoi </text:p>
          </table:table-cell>
          <table:table-cell table:style-name="ce45" office:value-type="string" office:string-value="4*1700K" calcext:value-type="string">
            <text:p>4*1700K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54" office:value-type="currency" office:value="800000" calcext:value-type="currency">
            <text:p>$800,000 </text:p>
          </table:table-cell>
          <table:table-cell table:style-name="ce45" office:value-type="string" office:string-value="Trung Bui" calcext:value-type="string">
            <text:p>Trung Bui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54" table:formula="of:=SUM([.M43:.M44])" office:value-type="currency" office:value="7600000" calcext:value-type="currency">
            <text:p>$7,600,000 </text:p>
          </table:table-cell>
          <table:table-cell table:style-name="ce56" office:value-type="string" office:string-value="Tong thu" calcext:value-type="string">
            <text:p>Tong th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54" office:value-type="currency" office:value="5900000" calcext:value-type="currency">
            <text:p>$5,900,000 </text:p>
          </table:table-cell>
          <table:table-cell table:style-name="ce45" office:value-type="string" office:string-value="Tien tro" calcext:value-type="string">
            <text:p>Tien tro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0:.B46];&quot;T&quot;;[.D30:.D46])" office:value-type="currency" office:value="5843000" calcext:value-type="currency">
            <text:p>$5,843,000 </text:p>
          </table:table-cell>
          <table:table-cell table:style-name="ce20"/>
          <table:table-cell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H30:.H46];&quot;T&quot;;[.J30:.J46])" office:value-type="currency" office:value="1197000" calcext:value-type="currency">
            <text:p>$1,197,000 </text:p>
          </table:table-cell>
          <table:table-cell table:style-name="ce20"/>
          <table:table-cell/>
          <table:table-cell table:style-name="ce54" office:value-type="currency" office:value="500000" calcext:value-type="currency">
            <text:p>$500,000 </text:p>
          </table:table-cell>
          <table:table-cell table:style-name="ce56" office:value-type="string" office:string-value="tra tien dat coc" calcext:value-type="string">
            <text:p>tra tien dat coc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0:.B46];&quot;C&quot;;[.D30:.D46])" office:value-type="currency" office:value="5846000" calcext:value-type="currency">
            <text:p>$5,846,000 </text:p>
          </table:table-cell>
          <table:table-cell table:style-name="ce20"/>
          <table:table-cell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H30:.H46];&quot;C&quot;;[.J30:.J46])" office:value-type="currency" office:value="936000" calcext:value-type="currency">
            <text:p>$936,000 </text:p>
          </table:table-cell>
          <table:table-cell table:style-name="ce20"/>
          <table:table-cell/>
          <table:table-cell table:style-name="ce49" table:formula="of:=[.M45]-[.M46]-[.M47]" office:value-type="currency" office:value="1200000" calcext:value-type="currency">
            <text:p>$1,200,000 </text:p>
          </table:table-cell>
          <table:table-cell table:style-name="ce52" office:value-type="string" office:string-value="Tien du" calcext:value-type="string">
            <text:p>Tien d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7]-[.D48]" office:value-type="currency" office:value="-3000" calcext:value-type="currency">
            <text:p>$(3,000)</text:p>
          </table:table-cell>
          <table:table-cell table:style-name="ce20"/>
          <table:table-cell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J47]-[.J48]" office:value-type="currency" office:value="261000" calcext:value-type="currency">
            <text:p>$261,000 </text:p>
          </table:table-cell>
          <table:table-cell table:style-name="ce20"/>
          <table:table-cell/>
          <table:table-cell table:style-name="ce54"/>
          <table:table-cell table:style-name="Default" table:number-columns-repeated="4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61000" calcext:value-type="currency">
            <text:p>$26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3000" calcext:value-type="currency">
            <text:p>$63,000 </text:p>
          </table:table-cell>
          <table:table-cell table:style-name="ce20" office:value-type="string" office:string-value="nước+ diện thiếu BB" calcext:value-type="string">
            <text:p>nước+ diện thiếu BB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0" calcext:value-type="currency">
            <text:p>$40,000 </text:p>
          </table:table-cell>
          <table:table-cell table:style-name="ce20" office:value-type="string" office:string-value="2 binh nuoc" calcext:value-type="string">
            <text:p>2 binh nuoc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c xa vai" calcext:value-type="string">
            <text:p>nc xa vai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88000" calcext:value-type="currency">
            <text:p>$3,788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bot giat omo" calcext:value-type="string">
            <text:p>bot giat omo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1" table:formula="of:=[.J67]" office:value-type="currency" office:value="323200" calcext:value-type="currency">
            <text:p>$323,200 </text:p>
          </table:table-cell>
          <table:table-cell table:style-name="ce20" office:value-type="string" office:string-value="mua do lat vat" calcext:value-type="string">
            <text:p>mua do lat vat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(t5)" calcext:value-type="string">
            <text:p>tien nha(t5) </text:p>
          </table:table-cell>
          <table:table-cell/>
          <table:table-cell table:style-name="ce20" office:value-type="string" office:string-value="SL" calcext:value-type="string">
            <text:p>SL </text:p>
          </table:table-cell>
          <table:table-cell table:style-name="ce20" office:value-type="string" office:string-value="SP" calcext:value-type="string">
            <text:p>SP </text:p>
          </table:table-cell>
          <table:table-cell table:style-name="ce20" office:value-type="string" office:string-value="DG" calcext:value-type="string">
            <text:p>DG </text:p>
          </table:table-cell>
          <table:table-cell table:style-name="ce20" office:value-type="string" office:string-value="TT" calcext:value-type="string">
            <text:p>TT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80000" calcext:value-type="currency">
            <text:p>$3,78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gvs 20 cuon" calcext:value-type="string">
            <text:p>gvs 20 cuon </text:p>
          </table:table-cell>
          <table:table-cell table:style-name="ce20" office:value-type="currency" office:value="35500" calcext:value-type="currency">
            <text:p>$35,500 </text:p>
          </table:table-cell>
          <table:table-cell table:style-name="ce20" table:formula="of:=[.I63]*[.G63]" office:value-type="currency" office:value="35500" calcext:value-type="currency">
            <text:p>$35,5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table:number-columns-repeated="4"/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style-name="ce20" office:value-type="currency" office:value="93000" calcext:value-type="currency">
            <text:p>$93,000 </text:p>
          </table:table-cell>
          <table:table-cell table:style-name="ce20" table:formula="of:=[.I64]*[.G64]" office:value-type="currency" office:value="93000" calcext:value-type="currency">
            <text:p>$93,0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omo" calcext:value-type="string">
            <text:p>omo </text:p>
          </table:table-cell>
          <table:table-cell table:style-name="ce20" office:value-type="currency" office:value="153500" calcext:value-type="currency">
            <text:p>$153,500 </text:p>
          </table:table-cell>
          <table:table-cell table:style-name="ce20" table:formula="of:=[.I65]*[.G65]" office:value-type="currency" office:value="153500" calcext:value-type="currency">
            <text:p>$153,5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ce20" office:value-type="currency" office:value="20600" calcext:value-type="currency">
            <text:p>$20,600 </text:p>
          </table:table-cell>
          <table:table-cell table:style-name="ce20" table:formula="of:=[.I66]*[.G66]" office:value-type="currency" office:value="41200" calcext:value-type="currency">
            <text:p>$41,2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table:number-columns-repeated="3"/>
          <table:table-cell table:style-name="ce41" table:formula="of:=SUM([.J63:.J66])" office:value-type="currency" office:value="323200" calcext:value-type="currency">
            <text:p>$323,2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53:.B69];&quot;T&quot;;[.D53:.D69])" office:value-type="currency" office:value="8261000" calcext:value-type="currency">
            <text:p>$8,261,0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53:.B69];&quot;C&quot;;[.D53:.D69])" office:value-type="currency" office:value="8124200" calcext:value-type="currency">
            <text:p>$8,124,2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70]-[.D71]" office:value-type="currency" office:value="136800" calcext:value-type="currency">
            <text:p>$136,8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6800" calcext:value-type="currency">
            <text:p>$136,8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6800" calcext:value-type="currency">
            <text:p>$136,8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63000" calcext:value-type="currency">
            <text:p>$3,763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nuoc xa+KDR" calcext:value-type="string">
            <text:p>nuoc xa+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phong" calcext:value-type="string">
            <text:p>dong tienphong </text:p>
          </table:table-cell>
          <table:table-cell table:number-columns-repeated="2"/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63000" calcext:value-type="currency">
            <text:p>$163,000 </text:p>
          </table:table-cell>
          <table:table-cell table:style-name="ce20" office:value-type="string" office:string-value="quy dong tien nha" calcext:value-type="string">
            <text:p>quy 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65000" calcext:value-type="currency">
            <text:p>$3,765,000 </text:p>
          </table:table-cell>
          <table:table-cell table:style-name="ce20" office:value-type="string" office:string-value="dong tien" calcext:value-type="string">
            <text:p>dong tien </text:p>
          </table:table-cell>
          <table:table-cell table:number-columns-repeated="2"/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xa bong + KDR" calcext:value-type="string">
            <text:p>xa bong + 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xe quoc" calcext:value-type="string">
            <text:p>xe q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400" calcext:value-type="currency">
            <text:p>$90,4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thung nuoc" calcext:value-type="string">
            <text:p>thung n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56600" calcext:value-type="currency">
            <text:p>$56,600 </text:p>
          </table:table-cell>
          <table:table-cell table:style-name="ce20" office:value-type="string" office:string-value="kemdr" calcext:value-type="string">
            <text:p>kemdr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75000" calcext:value-type="currency">
            <text:p>$75,000 </text:p>
          </table:table-cell>
          <table:table-cell table:style-name="ce20" office:value-type="string" office:string-value="KDR+nuoc xa" calcext:value-type="string">
            <text:p>KDR+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2 thung nuoc + vo" calcext:value-type="string">
            <text:p>2 thung nuoc + vo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4000" calcext:value-type="currency">
            <text:p>$44,000 </text:p>
          </table:table-cell>
          <table:table-cell table:style-name="ce20" office:value-type="string" office:string-value="thau giat do" calcext:value-type="string">
            <text:p>thau giat d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5000" calcext:value-type="currency">
            <text:p>$225,000 </text:p>
          </table:table-cell>
          <table:table-cell table:style-name="ce20" office:value-type="string" office:string-value="sao do + nuoc xa" calcext:value-type="string">
            <text:p>sao do + nuoc xa </text:p>
          </table:table-cell>
          <table:table-cell table:number-columns-repeated="2"/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3000" calcext:value-type="currency">
            <text:p>$13,000 </text:p>
          </table:table-cell>
          <table:table-cell table:style-name="ce20" office:value-type="string" office:string-value="Chieu thieu" calcext:value-type="string">
            <text:p>Chieu thie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 table:number-columns-repeated="2"/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41600" calcext:value-type="currency">
            <text:p>$141,600 </text:p>
          </table:table-cell>
          <table:table-cell table:style-name="ce20" office:value-type="string" office:string-value="vviso" calcext:value-type="string">
            <text:p>vvis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800000" calcext:value-type="currency">
            <text:p>$3,800,000 </text:p>
          </table:table-cell>
          <table:table-cell table:style-name="ce20" office:value-type="string" office:string-value="dong tien phong" calcext:value-type="string">
            <text:p>dong tien phong </text:p>
          </table:table-cell>
          <table:table-cell table:number-columns-repeated="2"/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2100" calcext:value-type="currency">
            <text:p>$92,100 </text:p>
          </table:table-cell>
          <table:table-cell table:style-name="ce20" office:value-type="string" office:string-value="ccomfor" calcext:value-type="string">
            <text:p>ccomfo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6" calcext:value-type="currency">
            <text:p>$2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17800*2" office:value-type="currency" office:value="35600" calcext:value-type="currency">
            <text:p>$35,600 </text:p>
          </table:table-cell>
          <table:table-cell table:style-name="ce20" office:value-type="string" office:string-value="2 kdr" calcext:value-type="string">
            <text:p>2 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77:.B93];&quot;T&quot;;[.D77:.D93])" office:value-type="currency" office:value="12136800" calcext:value-type="currency">
            <text:p>$12,136,8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77:.I93];&quot;T&quot;;[.K77:.K93])" office:value-type="currency" office:value="4349800" calcext:value-type="currency">
            <text:p>$4,349,8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77:.B93];&quot;C&quot;;[.D77:.D93])" office:value-type="currency" office:value="12000000" calcext:value-type="currency">
            <text:p>$12,000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77:.I93];&quot;C&quot;;[.K77:.K93])" office:value-type="currency" office:value="4354300" calcext:value-type="currency">
            <text:p>$4,354,3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94]-[.D95]" office:value-type="currency" office:value="136800" calcext:value-type="currency">
            <text:p>$136,8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94]-[.K95]" office:value-type="currency" office:value="-4500" calcext:value-type="currency">
            <text:p>$(4,5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5/2013" calcext:value-type="string" table:number-columns-spanned="5" table:number-rows-spanned="1">
            <text:p>Quy Thang 05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6/2013" calcext:value-type="string" table:number-columns-spanned="5" table:number-rows-spanned="1">
            <text:p>Quy Thang 06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" calcext:value-type="currency">
            <text:p>$4,5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1500" calcext:value-type="currency">
            <text:p>$11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500000" calcext:value-type="currency">
            <text:p>$4,5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3000" calcext:value-type="currency">
            <text:p>$3,903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8000" calcext:value-type="currency">
            <text:p>$3,908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Thung nuoc" calcext:value-type="string">
            <text:p>Thung nuoc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1 chiec xe" calcext:value-type="string">
            <text:p>1 chiec xe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tien nc" calcext:value-type="string">
            <text:p>tien nc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9000" calcext:value-type="currency">
            <text:p>$19,000 </text:p>
          </table:table-cell>
          <table:table-cell table:style-name="ce20" office:value-type="string" office:string-value="giay ve sinh" calcext:value-type="string">
            <text:p>giay ve sinh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0000" calcext:value-type="currency">
            <text:p>$60,000 </text:p>
          </table:table-cell>
          <table:table-cell table:style-name="ce20" office:value-type="string" office:string-value="o dien" calcext:value-type="string">
            <text:p>o dien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Nuoc xa vai" calcext:value-type="string">
            <text:p>Nuoc xa vai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ke giay" calcext:value-type="string">
            <text:p>ke giay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2 thung nuoc uong" calcext:value-type="string">
            <text:p>2 thung nuoc uong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2" office:value-type="currency" office:value="30000" calcext:value-type="currency">
            <text:p>$30,000 </text:p>
          </table:table-cell>
          <table:table-cell table:style-name="ce20" office:value-type="string" office:string-value="Quy" calcext:value-type="string">
            <text:p>Quy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200000" calcext:value-type="currency">
            <text:p>$200,000 </text:p>
          </table:table-cell>
          <table:table-cell table:style-name="ce20" office:value-type="string" office:string-value="Xa bong giat do" calcext:value-type="string">
            <text:p>Xa bong giat d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50000" calcext:value-type="currency">
            <text:p>$250,000 </text:p>
          </table:table-cell>
          <table:table-cell table:style-name="ce20" office:value-type="string" office:string-value="Quy" calcext:value-type="string">
            <text:p>Quy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2000" calcext:value-type="currency">
            <text:p>$12,000 </text:p>
          </table:table-cell>
          <table:table-cell table:style-name="ce20" office:value-type="string" office:string-value="duong" calcext:value-type="string">
            <text:p>d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xa phong" calcext:value-type="string">
            <text:p>xa phong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2000" calcext:value-type="currency">
            <text:p>$32,0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75000" calcext:value-type="currency">
            <text:p>$75,000 </text:p>
          </table:table-cell>
          <table:table-cell table:style-name="ce20" office:value-type="string" office:string-value="comfor" calcext:value-type="string">
            <text:p>comfor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01:.B117];&quot;T&quot;;[.D101:.D117])" office:value-type="currency" office:value="4280000" calcext:value-type="currency">
            <text:p>$4,28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01:.I117];&quot;T&quot;;[.K101:.K117])" office:value-type="currency" office:value="4511500" calcext:value-type="currency">
            <text:p>$4,511,5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01:.B117];&quot;C&quot;;[.D101:.D117])" office:value-type="currency" office:value="4268500" calcext:value-type="currency">
            <text:p>$4,268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01:.I117];&quot;C&quot;;[.K101:.K117])" office:value-type="currency" office:value="4414000" calcext:value-type="currency">
            <text:p>$4,414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18]-[.D119]" office:value-type="currency" office:value="11500" calcext:value-type="currency">
            <text:p>$11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18]-[.K119]" office:value-type="currency" office:value="97500" calcext:value-type="currency">
            <text:p>$97,5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7/2013" calcext:value-type="string" table:number-columns-spanned="5" table:number-rows-spanned="1">
            <text:p>Quy Thang 07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8/2013" calcext:value-type="string" table:number-columns-spanned="5" table:number-rows-spanned="1">
            <text:p>Quy Thang 08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97500" calcext:value-type="currency">
            <text:p>$97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6000" calcext:value-type="currency">
            <text:p>$2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xit muoi" calcext:value-type="string">
            <text:p>xit muoi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52000" calcext:value-type="currency">
            <text:p>$4,152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4500" calcext:value-type="currency">
            <text:p>$14,500 </text:p>
          </table:table-cell>
          <table:table-cell table:style-name="ce20" office:value-type="string" office:string-value="rua bon cau" calcext:value-type="string">
            <text:p>rua bon cau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9000" calcext:value-type="currency">
            <text:p>$109,000 </text:p>
          </table:table-cell>
          <table:table-cell table:style-name="ce20" office:value-type="string" office:string-value="vot muoi" calcext:value-type="string">
            <text:p>vot muoi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700" calcext:value-type="currency">
            <text:p>$20,700 </text:p>
          </table:table-cell>
          <table:table-cell table:style-name="ce20" office:value-type="string" office:string-value="giay chui dich" calcext:value-type="string">
            <text:p>giay chui dic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00000" calcext:value-type="currency">
            <text:p>$4,1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 vai" calcext:value-type="string">
            <text:p>nuoc xa vai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xa bong" calcext:value-type="string">
            <text:p>xa bong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 office:value-type="string" calcext:value-type="string">
            <text:p>03/09</text:p>
          </table:table-cell>
          <table:table-cell table:style-name="ce42" office:value-type="currency" office:value="38000" calcext:value-type="currency">
            <text:p>$38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4133000" calcext:value-type="currency">
            <text:p>$4,133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table:number-columns-repeated="4"/>
          <table:table-cell table:style-name="ce45" office:value-type="string" office:string-value="Thieu thang khoa" calcext:value-type="string">
            <text:p>Thieu thang khoa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ce45" office:value-type="currency" office:value="37429" calcext:value-type="currency">
            <text:p>$37,429 </text:p>
          </table:table-cell>
          <table:table-cell table:style-name="ce45" office:value-type="string" office:string-value="dua hau" calcext:value-type="string">
            <text:p>dua ha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ce45" office:value-type="currency" office:value="18700" calcext:value-type="currency">
            <text:p>$18,700 </text:p>
          </table:table-cell>
          <table:table-cell table:style-name="ce45" office:value-type="string" office:string-value="nuoc rua chen" calcext:value-type="string">
            <text:p>nuoc rua chen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table:formula="of:=26900*2" office:value-type="currency" office:value="53800" calcext:value-type="currency">
            <text:p>$53,800 </text:p>
          </table:table-cell>
          <table:table-cell table:style-name="ce45" office:value-type="string" office:string-value="KDR" calcext:value-type="string">
            <text:p>KDR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ce45" table:formula="of:=SUM([.M135:.M137])" office:value-type="currency" office:value="109929" calcext:value-type="currency">
            <text:p>$109,929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25:.B141];&quot;T&quot;;[.D125:.D141])" office:value-type="currency" office:value="4347500" calcext:value-type="currency">
            <text:p>$4,347,5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25:.I141];&quot;T&quot;;[.K125:.K141])" office:value-type="currency" office:value="8526000" calcext:value-type="currency">
            <text:p>$8,526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25:.B141];&quot;C&quot;;[.D125:.D141])" office:value-type="currency" office:value="4321500" calcext:value-type="currency">
            <text:p>$4,321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25:.I141];&quot;C&quot;;[.K125:.K141])" office:value-type="currency" office:value="8527700" calcext:value-type="currency">
            <text:p>$8,527,7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42]-[.D143]" office:value-type="currency" office:value="26000" calcext:value-type="currency">
            <text:p>$26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42]-[.K143]" office:value-type="currency" office:value="-1700" calcext:value-type="currency">
            <text:p>$(1,7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9/2013" calcext:value-type="string" table:number-columns-spanned="5" table:number-rows-spanned="1">
            <text:p>Quy Thang 09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2/2013" calcext:value-type="string" table:number-columns-spanned="5" table:number-rows-spanned="1">
            <text:p>Quy Thang 12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" calcext:value-type="currency">
            <text:p>$1,7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7900" calcext:value-type="currency">
            <text:p>$47,9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500000" calcext:value-type="currency">
            <text:p>$4,5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0000" calcext:value-type="currency">
            <text:p>$110,000 </text:p>
          </table:table-cell>
          <table:table-cell table:style-name="ce20" office:value-type="string" office:string-value="Thieu thang khoa" calcext:value-type="string">
            <text:p>Thieu thang kho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75000" calcext:value-type="currency">
            <text:p>$4,17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74000" calcext:value-type="currency">
            <text:p>$4,174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0" calcext:value-type="currency">
            <text:p>$40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50000" calcext:value-type="currency">
            <text:p>$250,000 </text:p>
          </table:table-cell>
          <table:table-cell table:style-name="ce20" office:value-type="string" office:string-value="Thu quy" calcext:value-type="string">
            <text:p>Thu quy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0000" calcext:value-type="currency">
            <text:p>$160,000 </text:p>
          </table:table-cell>
          <table:table-cell table:style-name="ce20" office:value-type="string" office:string-value="Nhau + o dien" calcext:value-type="string">
            <text:p>Nhau + o dien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" calcext:value-type="currency">
            <text:p>$23,0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900" calcext:value-type="currency">
            <text:p>$100,9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table:number-columns-repeated="2"/>
          <table:table-cell table:style-name="Default"/>
          <table:table-cell table:style-name="ce20"/>
          <table:table-cell table:style-name="Default"/>
          <table:table-cell table:style-name="ce20" office:value-type="currency" office:value="3773000" calcext:value-type="currency">
            <text:p>$3,773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9300" calcext:value-type="currency">
            <text:p>$89,3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/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49000" calcext:value-type="currency">
            <text:p>$49,000 </text:p>
          </table:table-cell>
          <table:table-cell table:style-name="ce20" office:value-type="string" office:string-value="tui rac" calcext:value-type="string">
            <text:p>tui rac </text:p>
          </table:table-cell>
          <table:table-cell table:number-columns-repeated="2"/>
          <table:table-cell table:style-name="ce22"/>
          <table:table-cell table:style-name="ce20"/>
          <table:table-cell table:style-name="ce22"/>
          <table:table-cell table:style-name="ce42"/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49:.B165];&quot;T&quot;;[.D149:.D165])" office:value-type="currency" office:value="4500000" calcext:value-type="currency">
            <text:p>$4,50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49:.I165];&quot;T&quot;;[.K149:.K165])" office:value-type="currency" office:value="4500000" calcext:value-type="currency">
            <text:p>$4,50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49:.B165];&quot;C&quot;;[.D149:.D165])" office:value-type="currency" office:value="4547900" calcext:value-type="currency">
            <text:p>$4,547,9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49:.I165];&quot;C&quot;;[.K149:.K165])" office:value-type="currency" office:value="4422900" calcext:value-type="currency">
            <text:p>$4,422,9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66]-[.D167]" office:value-type="currency" office:value="-47900" calcext:value-type="currency">
            <text:p>$(47,9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66]-[.K167]" office:value-type="currency" office:value="77100" calcext:value-type="currency">
            <text:p>$77,1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1/2014" calcext:value-type="string" table:number-columns-spanned="5" table:number-rows-spanned="1">
            <text:p>Quy Thang 01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2/2014" calcext:value-type="string" table:number-columns-spanned="5" table:number-rows-spanned="1">
            <text:p>Quy Thang 02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7100" calcext:value-type="currency">
            <text:p>$77,1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0100" calcext:value-type="currency">
            <text:p>$80,1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73000" calcext:value-type="currency">
            <text:p>$3,773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96000" calcext:value-type="currency">
            <text:p>$3,696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000" calcext:value-type="currency">
            <text:p>$36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000" calcext:value-type="currency">
            <text:p>$36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2400" calcext:value-type="currency">
            <text:p>$82,4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viso" calcext:value-type="string">
            <text:p>vis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1800" calcext:value-type="currency">
            <text:p>$51,800 </text:p>
          </table:table-cell>
          <table:table-cell table:style-name="ce20" office:value-type="string" office:string-value="kemdr" calcext:value-type="string">
            <text:p>kem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/>
          <table:table-cell table:style-name="ce22"/>
          <table:table-cell table:style-name="ce42"/>
          <table:table-cell table:style-name="ce20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10000" calcext:value-type="currency">
            <text:p>$1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c uong" calcext:value-type="string">
            <text:p>nu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73:.B189];&quot;T&quot;;[.D173:.D189])" office:value-type="currency" office:value="3977100" calcext:value-type="currency">
            <text:p>$3,977,1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73:.I189];&quot;T&quot;;[.K173:.K189])" office:value-type="currency" office:value="4080100" calcext:value-type="currency">
            <text:p>$4,080,1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73:.B189];&quot;C&quot;;[.D173:.D189])" office:value-type="currency" office:value="3897000" calcext:value-type="currency">
            <text:p>$3,897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73:.I189];&quot;C&quot;;[.K173:.K189])" office:value-type="currency" office:value="4137200" calcext:value-type="currency">
            <text:p>$4,137,2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90]-[.D191]" office:value-type="currency" office:value="80100" calcext:value-type="currency">
            <text:p>$80,1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90]-[.K191]" office:value-type="currency" office:value="-57100" calcext:value-type="currency">
            <text:p>$(57,1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3/2014" calcext:value-type="string" table:number-columns-spanned="5" table:number-rows-spanned="1">
            <text:p>Quy Thang 03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4/2014" calcext:value-type="string" table:number-columns-spanned="5" table:number-rows-spanned="1">
            <text:p>Quy Thang 04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57100" calcext:value-type="currency">
            <text:p>$(57,1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0000" calcext:value-type="currency">
            <text:p>$13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000000*4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820000" calcext:value-type="currency">
            <text:p>$3,82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7000" calcext:value-type="currency">
            <text:p>$4,007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164000-40000" office:value-type="currency" office:value="124000" calcext:value-type="currency">
            <text:p>$124,000 </text:p>
          </table:table-cell>
          <table:table-cell table:style-name="ce20" office:value-type="string" office:string-value="sieu thi" calcext:value-type="string">
            <text:p>sieu thi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nuoc" calcext:value-type="string">
            <text:p>n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" calcext:value-type="currency">
            <text:p>$3,000 </text:p>
          </table:table-cell>
          <table:table-cell table:style-name="ce20" office:value-type="string" office:string-value="muoi iot" calcext:value-type="string">
            <text:p>muoi iot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200" calcext:value-type="currency">
            <text:p>$16,200 </text:p>
          </table:table-cell>
          <table:table-cell table:style-name="ce20" office:value-type="string" office:string-value="hat nem" calcext:value-type="string">
            <text:p>hat nem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" calcext:value-type="currency">
            <text:p>$8,000 </text:p>
          </table:table-cell>
          <table:table-cell table:style-name="ce20" office:value-type="string" office:string-value="duong 0.5kg" calcext:value-type="string">
            <text:p>duong 0.5k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3000" calcext:value-type="currency">
            <text:p>$13,000 </text:p>
          </table:table-cell>
          <table:table-cell table:style-name="ce20" office:value-type="string" office:string-value="san inox" calcext:value-type="string">
            <text:p>san inox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51800" calcext:value-type="currency">
            <text:p>$51,8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8500" calcext:value-type="currency">
            <text:p>$8,5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5900" calcext:value-type="currency">
            <text:p>$85,900 </text:p>
          </table:table-cell>
          <table:table-cell table:style-name="ce20" office:value-type="string" office:string-value="noi" calcext:value-type="string">
            <text:p>noi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10200" calcext:value-type="currency">
            <text:p>$10,2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26000" calcext:value-type="currency">
            <text:p>$26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0"/>
          <table:table-cell table:style-name="ce22"/>
          <table:table-cell table:style-name="ce42"/>
          <table:table-cell table:style-name="ce20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3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11000" calcext:value-type="currency">
            <text:p>$11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style-name="Default"/>
          <table:table-cell table:style-name="ce45" office:value-type="currency" office:value="4000" calcext:value-type="currency">
            <text:p>$4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/>
          <table:table-cell table:style-name="ce45" table:formula="of:=SUM([.N202:.N205])" office:value-type="currency" office:value="49500" calcext:value-type="currency">
            <text:p>$49,5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office:value-type="string" office:string-value="Thieu thang toan" calcext:value-type="string">
            <text:p>Thieu thang toan </text:p>
          </table:table-cell>
          <table:table-cell table:style-name="ce45" office:value-type="currency" office:value="32000" calcext:value-type="currency">
            <text:p>$32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96:.B212];&quot;T&quot;;[.D196:.D212])" office:value-type="currency" office:value="4192900" calcext:value-type="currency">
            <text:p>$4,192,9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96:.I212];&quot;T&quot;;[.K196:.K212])" office:value-type="currency" office:value="4130000" calcext:value-type="currency">
            <text:p>$4,13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96:.B212];&quot;C&quot;;[.D196:.D212])" office:value-type="currency" office:value="4062100" calcext:value-type="currency">
            <text:p>$4,062,1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96:.I212];&quot;C&quot;;[.K196:.K212])" office:value-type="currency" office:value="4196000" calcext:value-type="currency">
            <text:p>$4,196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13]-[.D214]" office:value-type="currency" office:value="130800" calcext:value-type="currency">
            <text:p>$130,8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13]-[.K214]" office:value-type="currency" office:value="-66000" calcext:value-type="currency">
            <text:p>$(66,0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5/2014" calcext:value-type="string" table:number-columns-spanned="5" table:number-rows-spanned="1">
            <text:p>Quy Thang 05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6/2014" calcext:value-type="string" table:number-columns-spanned="5" table:number-rows-spanned="1">
            <text:p>Quy Thang 06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66000" calcext:value-type="currency">
            <text:p>$(66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171000" calcext:value-type="currency">
            <text:p>$(171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45" office:value-type="currency" office:value="105" calcext:value-type="currency">
            <text:p>$105 </text:p>
          </table:table-cell>
          <table:table-cell table:style-name="ce45" office:value-type="string" office:string-value="trai cay" calcext:value-type="string">
            <text:p>trai cay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000000*4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100000*4" office:value-type="currency" office:value="4400000" calcext:value-type="currency">
            <text:p>$4,4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ce45" office:value-type="currency" office:value="52" calcext:value-type="currency">
            <text:p>$52 </text:p>
          </table:table-cell>
          <table:table-cell table:style-name="ce45" office:value-type="string" office:string-value="tien do" calcext:value-type="string">
            <text:p>tien do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34000" calcext:value-type="currency">
            <text:p>$3,934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92000" calcext:value-type="currency">
            <text:p>$3,992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currency" office:value="60" calcext:value-type="currency">
            <text:p>$60 </text:p>
          </table:table-cell>
          <table:table-cell table:style-name="ce45" office:value-type="string" office:string-value="ruou" calcext:value-type="string">
            <text:p>ruou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5000" calcext:value-type="currency">
            <text:p>$235,000 </text:p>
          </table:table-cell>
          <table:table-cell table:style-name="ce20" office:value-type="string" office:string-value="Omo + comfort" calcext:value-type="string">
            <text:p>Omo + comfort </text:p>
          </table:table-cell>
          <table:table-cell table:style-name="ce45" office:value-type="currency" office:value="42" calcext:value-type="currency">
            <text:p>$42 </text:p>
          </table:table-cell>
          <table:table-cell table:style-name="ce45" office:value-type="string" office:string-value="café sang" calcext:value-type="string">
            <text:p>café sang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Tra thang trieu" calcext:value-type="string">
            <text:p>Tra thang trieu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" calcext:value-type="string">
            <text:p>nuoc </text:p>
          </table:table-cell>
          <table:table-cell table:style-name="ce45" office:value-type="currency" office:value="45" calcext:value-type="currency">
            <text:p>$45 </text:p>
          </table:table-cell>
          <table:table-cell table:style-name="ce45" office:value-type="string" office:string-value="café trua" calcext:value-type="string">
            <text:p>café trua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ga" calcext:value-type="string">
            <text:p>g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style-name="ce45" office:value-type="currency" office:value="25" calcext:value-type="currency">
            <text:p>$25 </text:p>
          </table:table-cell>
          <table:table-cell table:style-name="ce45" office:value-type="string" office:string-value="keo" calcext:value-type="string">
            <text:p>keo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23000" calcext:value-type="currency">
            <text:p>$23,000 </text:p>
          </table:table-cell>
          <table:table-cell table:style-name="ce26" office:value-type="string" office:string-value="tam thot thieu thang chieu" calcext:value-type="string">
            <text:p>tam thot thieu thang chieu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table:number-columns-repeated="4"/>
          <table:table-cell table:style-name="ce45" office:value-type="currency" office:value="40" calcext:value-type="currency">
            <text:p>$40 </text:p>
          </table:table-cell>
          <table:table-cell table:style-name="ce45" office:value-type="string" office:string-value="banh mi" calcext:value-type="string">
            <text:p>banh mi </text:p>
          </table:table-cell>
          <table:table-cell table:style-name="ce45" office:value-type="string" office:string-value="gra" calcext:value-type="string">
            <text:p>gra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table:number-columns-repeated="4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table:number-columns-repeated="4"/>
          <table:table-cell table:style-name="ce45" office:value-type="currency" office:value="15" calcext:value-type="currency">
            <text:p>$15 </text:p>
          </table:table-cell>
          <table:table-cell table:style-name="ce45" office:value-type="string" office:string-value="chom chom" calcext:value-type="string">
            <text:p>chom chom </text:p>
          </table:table-cell>
          <table:table-cell table:style-name="ce45" office:value-type="string" office:string-value="gra" calcext:value-type="string">
            <text:p>gra </text:p>
          </table:table-cell>
          <table:table-cell table:style-name="ce45" office:value-type="currency" office:value="60" calcext:value-type="currency">
            <text:p>$60 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/>
          <table:table-cell table:style-name="ce43"/>
          <table:table-cell table:style-name="ce2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/>
          <table:table-cell table:style-name="ce43"/>
          <table:table-cell table:style-name="ce26"/>
          <table:table-cell table:style-name="ce45" office:value-type="currency" office:value="45" calcext:value-type="currency">
            <text:p>$45 </text:p>
          </table:table-cell>
          <table:table-cell table:style-name="ce45" office:value-type="string" office:string-value="café duong di" calcext:value-type="string">
            <text:p>café duong di </text:p>
          </table:table-cell>
          <table:table-cell table:style-name="ce45" office:value-type="string" office:string-value="Troan" calcext:value-type="string">
            <text:p>Troan </text:p>
          </table:table-cell>
          <table:table-cell table:style-name="ce45" table:formula="of:=[.M230]-[.M228]" office:value-type="currency" office:value="62.25" calcext:value-type="currency">
            <text:p>$62 </text:p>
          </table:table-cell>
          <table:table-cell table:style-name="ce45" office:value-type="string" office:string-value="x" calcext:value-type="string">
            <text:p>x </text:p>
          </table:table-cell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style-name="ce45" table:formula="of:=SUM([.M220:.M228])" office:value-type="currency" office:value="429" calcext:value-type="currency">
            <text:p>$429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ce55" table:formula="of:=[.M229]/4" office:value-type="currency" office:value="107.25" calcext:value-type="currency">
            <text:p>$107.25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office:value-type="currency" office:value="130" calcext:value-type="currency">
            <text:p>$130 </text:p>
          </table:table-cell>
          <table:table-cell table:style-name="ce45" office:value-type="string" office:string-value="Xang" calcext:value-type="string">
            <text:p>Xang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ce45" table:formula="of:=[.M232]/2" office:value-type="currency" office:value="65" calcext:value-type="currency">
            <text:p>$65 </text:p>
          </table:table-cell>
          <table:table-cell table:style-name="ce45" office:value-type="string" office:string-value="Trieu thieu" calcext:value-type="string">
            <text:p>Trieu thieu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ce45" office:value-type="currency" office:value="50" calcext:value-type="currency">
            <text:p>$50 </text:p>
          </table:table-cell>
          <table:table-cell table:style-name="ce45" office:value-type="string" office:string-value="Gra thieu tien ruou" calcext:value-type="string">
            <text:p>Gra thieu tien ruou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20:.B236];&quot;T&quot;;[.D220:.D236])" office:value-type="currency" office:value="3934000" calcext:value-type="currency">
            <text:p>$3,934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20:.I236];&quot;T&quot;;[.K220:.K236])" office:value-type="currency" office:value="4229000" calcext:value-type="currency">
            <text:p>$4,229,000 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20:.B236];&quot;C&quot;;[.D220:.D236])" office:value-type="currency" office:value="4105000" calcext:value-type="currency">
            <text:p>$4,105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20:.I236];&quot;C&quot;;[.K220:.K236])" office:value-type="currency" office:value="4261000" calcext:value-type="currency">
            <text:p>$4,261,000 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37]-[.D238]" office:value-type="currency" office:value="-171000" calcext:value-type="currency">
            <text:p>$(171,0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37]-[.K238]" office:value-type="currency" office:value="-32000" calcext:value-type="currency">
            <text:p>$(32,000)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1" office:value-type="string" office:string-value="Quy Thang 07/2014" calcext:value-type="string" table:number-columns-spanned="5" table:number-rows-spanned="1">
            <text:p>Quy Thang 07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8/2014" calcext:value-type="string" table:number-columns-spanned="5" table:number-rows-spanned="1">
            <text:p>Quy Thang 08/2014 </text:p>
          </table:table-cell>
          <table:covered-table-cell table:number-columns-repeated="4" table:style-name="ce21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thieu trung Nguyen" calcext:value-type="string">
            <text:p>thieu trung Nguyen </text:p>
          </table:table-cell>
          <table:table-cell table:style-name="ce45" office:value-type="currency" office:value="100000" calcext:value-type="currency">
            <text:p>$100,000 </text:p>
          </table:table-cell>
          <table:table-cell table:style-name="ce45" office:value-type="string" office:string-value="xung quy" calcext:value-type="string">
            <text:p>xung quy </text:p>
          </table:table-cell>
          <table:table-cell table:number-columns-repeated="1009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32000" calcext:value-type="currency">
            <text:p>$(32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240000" calcext:value-type="currency">
            <text:p>$(240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52" office:value-type="string" office:string-value="trung thieu t mang" calcext:value-type="string">
            <text:p>trung thieu t mang </text:p>
          </table:table-cell>
          <table:table-cell table:style-name="ce52" office:value-type="currency" office:value="55000" calcext:value-type="currency">
            <text:p>$55,000 </text:p>
          </table:table-cell>
          <table:table-cell table:style-name="ce52" office:value-type="currency" office:value="15000" calcext:value-type="currency">
            <text:p>$15,000 </text:p>
          </table:table-cell>
          <table:table-cell table:number-columns-repeated="100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 quy" calcext:value-type="string">
            <text:p>dong tien quy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52" office:value-type="string" office:string-value="tien xe" calcext:value-type="string">
            <text:p>tien xe </text:p>
          </table:table-cell>
          <table:table-cell table:style-name="ce52" office:value-type="currency" office:value="120000" calcext:value-type="currency">
            <text:p>$120,000 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20000" calcext:value-type="currency">
            <text:p>$3,920,000 </text:p>
          </table:table-cell>
          <table:table-cell table:style-name="ce20"/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50000*5" office:value-type="currency" office:value="250000" calcext:value-type="currency">
            <text:p>$250,000 </text:p>
          </table:table-cell>
          <table:table-cell table:style-name="ce20" office:value-type="string" office:string-value="dong tien quy" calcext:value-type="string">
            <text:p>dong tien quy </text:p>
          </table:table-cell>
          <table:table-cell table:style-name="ce45" office:value-type="string" office:string-value="tien thieu" calcext:value-type="string">
            <text:p>tien thieu </text:p>
          </table:table-cell>
          <table:table-cell table:style-name="ce45" table:formula="of:=[.N243]-[.N244]-[.O244]-[.N245]" office:value-type="currency" office:value="-90000" calcext:value-type="currency">
            <text:p>$(90,000)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toan" calcext:value-type="string">
            <text:p>toan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 office:value-type="date" office:date-value="2014-09-08" calcext:value-type="date">
            <text:p>9/8/2014</text:p>
          </table:table-cell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gas" calcext:value-type="string">
            <text:p>gas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style-name="ce56" office:value-type="string" office:string-value="phong" calcext:value-type="string">
            <text:p>phong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 office:value-type="date" office:date-value="2014-09-08" calcext:value-type="date">
            <text:p>9/8/2014</text:p>
          </table:table-cell>
          <table:table-cell table:style-name="ce20" office:value-type="currency" office:value="19000" calcext:value-type="currency">
            <text:p>$19,000 </text:p>
          </table:table-cell>
          <table:table-cell table:style-name="ce20" office:value-type="string" office:string-value="nuoc ngot" calcext:value-type="string">
            <text:p>nuoc ngot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95000" calcext:value-type="currency">
            <text:p>$4,095,000 </text:p>
          </table:table-cell>
          <table:table-cell table:style-name="ce20" office:value-type="string" office:string-value="dong tien nha + xe" calcext:value-type="string">
            <text:p>dong tien nha + xe </text:p>
          </table:table-cell>
          <table:table-cell table:style-name="ce45" table:formula="of:=27500*2" office:value-type="currency" office:value="55000" calcext:value-type="currency">
            <text:p>$55,000 </text:p>
          </table:table-cell>
          <table:table-cell table:style-name="ce45" office:value-type="string" office:string-value="closeup" calcext:value-type="string">
            <text:p>closeup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T" calcext:value-type="string">
            <text:p>T </text:p>
          </table:table-cell>
          <table:table-cell table:style-name="ce39"/>
          <table:table-cell table:style-name="ce26" office:value-type="currency" office:value="50000" calcext:value-type="currency">
            <text:p>$50,000 </text:p>
          </table:table-cell>
          <table:table-cell table:style-name="ce26" office:value-type="string" office:string-value="Gra dong tien" calcext:value-type="string">
            <text:p>Gra dong tien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hu tien mang" calcext:value-type="string">
            <text:p>thu tien mang </text:p>
          </table:table-cell>
          <table:table-cell table:style-name="ce45" office:value-type="currency" office:value="190000" calcext:value-type="currency">
            <text:p>$190,000 </text:p>
          </table:table-cell>
          <table:table-cell table:style-name="ce45" office:value-type="string" office:string-value="bot giat" calcext:value-type="string">
            <text:p>bot giat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T" calcext:value-type="string">
            <text:p>T </text:p>
          </table:table-cell>
          <table:table-cell table:style-name="ce39"/>
          <table:table-cell table:style-name="ce26" office:value-type="currency" office:value="25000" calcext:value-type="currency">
            <text:p>$25,000 </text:p>
          </table:table-cell>
          <table:table-cell table:style-name="ce26" office:value-type="string" office:string-value="Chieu dong tien" calcext:value-type="string">
            <text:p>Chieu dong tien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style-name="ce45" office:value-type="currency" office:value="17000" calcext:value-type="currency">
            <text:p>$17,000 </text:p>
          </table:table-cell>
          <table:table-cell table:style-name="ce45" office:value-type="string" office:string-value="coca" calcext:value-type="string">
            <text:p>coca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88000" calcext:value-type="currency">
            <text:p>$88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style-name="ce52" table:formula="of:=SUM([.M249:.M251])" office:value-type="currency" office:value="262000" calcext:value-type="currency">
            <text:p>$262,000 </text:p>
          </table:table-cell>
          <table:table-cell table:style-name="Default"/>
          <table:table-cell table:style-name="ce45" table:formula="of:=[.M252]+[.M261]+[.M268]+[.M263]" office:value-type="currency" office:value="834500" calcext:value-type="currency">
            <text:p>$834,500 </text:p>
          </table:table-cell>
          <table:table-cell table:number-columns-repeated="100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5000" calcext:value-type="currency">
            <text:p>$15,000 </text:p>
          </table:table-cell>
          <table:table-cell table:style-name="ce20" office:value-type="string" office:string-value="banh trang" calcext:value-type="string">
            <text:p>banh trang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formula="of:=27500*2" office:value-type="currency" office:value="55000" calcext:value-type="currency">
            <text:p>$55,000 </text:p>
          </table:table-cell>
          <table:table-cell table:style-name="ce20" office:value-type="string" office:string-value="closeup" calcext:value-type="string">
            <text:p>closeup </text:p>
          </table:table-cell>
          <table:table-cell table:style-name="ce45" office:value-type="string" office:string-value="Trieu" calcext:value-type="string">
            <text:p>Trieu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comfor" calcext:value-type="string">
            <text:p>comfor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90000" calcext:value-type="currency">
            <text:p>$190,0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style-name="ce45" table:formula="of:=33000*2" office:value-type="currency" office:value="66000" calcext:value-type="currency">
            <text:p>$66,000 </text:p>
          </table:table-cell>
          <table:table-cell table:style-name="ce45" office:value-type="string" office:string-value="quan lot" calcext:value-type="string">
            <text:p>quan lot </text:p>
          </table:table-cell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2000" calcext:value-type="currency">
            <text:p>$42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coca" calcext:value-type="string">
            <text:p>coca </text:p>
          </table:table-cell>
          <table:table-cell table:style-name="ce45" office:value-type="currency" office:value="60000" calcext:value-type="currency">
            <text:p>$60,000 </text:p>
          </table:table-cell>
          <table:table-cell table:style-name="ce45" office:value-type="string" office:string-value="quan sot" calcext:value-type="string">
            <text:p>quan sot </text:p>
          </table:table-cell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5900" calcext:value-type="currency">
            <text:p>$15,900 </text:p>
          </table:table-cell>
          <table:table-cell table:style-name="ce20" office:value-type="string" office:string-value="tam bong" calcext:value-type="string">
            <text:p>tam bong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87500" calcext:value-type="currency">
            <text:p>$87,500 </text:p>
          </table:table-cell>
          <table:table-cell table:style-name="ce45" office:value-type="string" office:string-value="clear men" calcext:value-type="string">
            <text:p>clear men </text:p>
          </table:table-cell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600" calcext:value-type="currency">
            <text:p>$16,600 </text:p>
          </table:table-cell>
          <table:table-cell table:style-name="ce20" office:value-type="string" office:string-value="tam bong" calcext:value-type="string">
            <text:p>tam b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59000" calcext:value-type="currency">
            <text:p>$59,000 </text:p>
          </table:table-cell>
          <table:table-cell table:style-name="ce45" office:value-type="string" office:string-value="oxy" calcext:value-type="string">
            <text:p>oxy </text:p>
          </table:table-cell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thieu tro Troan" calcext:value-type="string">
            <text:p>thieu tro Troan 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122000" calcext:value-type="currency">
            <text:p>$122,000 </text:p>
          </table:table-cell>
          <table:table-cell table:style-name="ce45" office:value-type="string" office:string-value="cap quai xach" calcext:value-type="string">
            <text:p>cap quai xach </text:p>
          </table:table-cell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8000" calcext:value-type="currency">
            <text:p>$18,000 </text:p>
          </table:table-cell>
          <table:table-cell table:style-name="ce20" office:value-type="string" office:string-value="coca" calcext:value-type="string">
            <text:p>coca 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4500" calcext:value-type="currency">
            <text:p>$4,500 </text:p>
          </table:table-cell>
          <table:table-cell table:style-name="ce45" office:value-type="string" office:string-value="banh mi" calcext:value-type="string">
            <text:p>banh mi </text:p>
          </table:table-cell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5000" calcext:value-type="currency">
            <text:p>$55,000 </text:p>
          </table:table-cell>
          <table:table-cell table:style-name="ce20" office:value-type="string" office:string-value="o dien" calcext:value-type="string">
            <text:p>o dien </text:p>
          </table:table-cell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26500" calcext:value-type="currency">
            <text:p>$26,500 </text:p>
          </table:table-cell>
          <table:table-cell table:style-name="ce45" office:value-type="string" office:string-value="dui ga" calcext:value-type="string">
            <text:p>dui ga </text:p>
          </table:table-cell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44:.B260];&quot;T&quot;;[.D244:.D260])" office:value-type="currency" office:value="4093000" calcext:value-type="currency">
            <text:p>$4,093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44:.I260];&quot;T&quot;;[.K244:.K260])" office:value-type="currency" office:value="4550000" calcext:value-type="currency">
            <text:p>$4,550,000 </text:p>
          </table:table-cell>
          <table:table-cell table:style-name="ce20"/>
          <table:table-cell table:style-name="ce52" table:formula="of:=SUM([.M254:.M260])" office:value-type="currency" office:value="425500" calcext:value-type="currency">
            <text:p>$425,5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44:.B260];&quot;C&quot;;[.D244:.D260])" office:value-type="currency" office:value="4333500" calcext:value-type="currency">
            <text:p>$4,333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44:.I260];&quot;C&quot;;[.K244:.K260])" office:value-type="currency" office:value="4479000" calcext:value-type="currency">
            <text:p>$4,479,000 </text:p>
          </table:table-cell>
          <table:table-cell table:style-name="ce20"/>
          <table:table-cell table:style-name="ce45" office:value-type="string" office:string-value="Troan" calcext:value-type="string">
            <text:p>Troan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61]-[.D262]" office:value-type="currency" office:value="-240500" calcext:value-type="currency">
            <text:p>$(240,5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61]-[.K262]" office:value-type="currency" office:value="71000" calcext:value-type="currency">
            <text:p>$71,000 </text:p>
          </table:table-cell>
          <table:table-cell table:style-name="ce20"/>
          <table:table-cell table:style-name="ce52" office:value-type="currency" office:value="14000" calcext:value-type="currency">
            <text:p>$14,000 </text:p>
          </table:table-cell>
          <table:table-cell table:style-name="ce45" office:value-type="string" office:string-value="banh" calcext:value-type="string">
            <text:p>banh 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45" office:value-type="string" office:string-value="Quoc" calcext:value-type="string">
            <text:p>Quoc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45" office:value-type="currency" office:value="40000" calcext:value-type="currency">
            <text:p>$40,000 </text:p>
          </table:table-cell>
          <table:table-cell table:style-name="ce45" office:value-type="string" office:string-value="quan sot" calcext:value-type="string">
            <text:p>quan sot </text:p>
          </table:table-cell>
          <table:table-cell table:number-columns-repeated="1010"/>
        </table:table-row>
        <table:table-row table:style-name="ro1">
          <table:table-cell table:style-name="ce21" office:value-type="string" office:string-value="Quy Thang 09/2014" calcext:value-type="string" table:number-columns-spanned="5" table:number-rows-spanned="1">
            <text:p>Quy Thang 09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0/2014" calcext:value-type="string" table:number-columns-spanned="5" table:number-rows-spanned="1">
            <text:p>Quy Thang 10/2014 </text:p>
          </table:table-cell>
          <table:covered-table-cell table:number-columns-repeated="4" table:style-name="ce21"/>
          <table:table-cell table:style-name="ce45" office:value-type="currency" office:value="87500" calcext:value-type="currency">
            <text:p>$87,500 </text:p>
          </table:table-cell>
          <table:table-cell table:style-name="ce45" office:value-type="string" office:string-value="clear men" calcext:value-type="string">
            <text:p>clear men </text:p>
          </table:table-cell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currency" office:value="5500" calcext:value-type="currency">
            <text:p>$5,500 </text:p>
          </table:table-cell>
          <table:table-cell table:style-name="ce45" office:value-type="string" office:string-value="banh deo" calcext:value-type="string">
            <text:p>banh deo 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1000" calcext:value-type="currency">
            <text:p>$7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25000" calcext:value-type="currency">
            <text:p>$22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52" table:formula="of:=SUM([.M265:.M267])" office:value-type="currency" office:value="133000" calcext:value-type="currency">
            <text:p>$133,0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style-name="ce45" office:value-type="string" office:string-value="trung dong" calcext:value-type="string">
            <text:p>trung dong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style-name="ce45" office:value-type="currency" office:value="800000" calcext:value-type="currency">
            <text:p>$800,000 </text:p>
          </table:table-cell>
          <table:table-cell table:style-name="ce45" office:value-type="string" office:string-value="nha" calcext:value-type="string">
            <text:p>nha </text:p>
          </table:table-cell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mang" calcext:value-type="string">
            <text:p>mang </text:p>
          </table:table-cell>
          <table:table-cell table:style-name="ce45" office:value-type="currency" office:value="120000" calcext:value-type="currency">
            <text:p>$120,000 </text:p>
          </table:table-cell>
          <table:table-cell table:style-name="ce45" office:value-type="string" office:string-value="xe" calcext:value-type="string">
            <text:p>xe </text:p>
          </table:table-cell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hu tien mang" calcext:value-type="string">
            <text:p>thu tien mang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76000" calcext:value-type="currency">
            <text:p>$4,076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currency" office:value="70000" calcext:value-type="currency">
            <text:p>$70,000 </text:p>
          </table:table-cell>
          <table:table-cell table:style-name="ce45" office:value-type="string" office:string-value="mang" calcext:value-type="string">
            <text:p>mang </text:p>
          </table:table-cell>
          <table:table-cell table:number-columns-repeated="1010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4089000" calcext:value-type="currency">
            <text:p>$4,089,000 </text:p>
          </table:table-cell>
          <table:table-cell table:style-name="ce26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88000" calcext:value-type="currency">
            <text:p>$88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style-name="ce45" table:formula="of:=SUM([.M271:.M273])" office:value-type="currency" office:value="990000" calcext:value-type="currency">
            <text:p>$990,000 </text:p>
          </table:table-cell>
          <table:table-cell table:style-name="ce45" table:formula="of:=4000000-[.M274]" office:value-type="currency" office:value="3010000" calcext:value-type="currency">
            <text:p>$3,010,000 </text:p>
          </table:table-cell>
          <table:table-cell table:number-columns-repeated="101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canh quat" calcext:value-type="string">
            <text:p>canh quat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nuoc mam, tuong, da" calcext:value-type="string">
            <text:p>nuoc mam, tuong, da </text:p>
          </table:table-cell>
          <table:table-cell table:style-name="ce45" table:formula="of:=825000*4 +[.M274]" office:value-type="currency" office:value="4290000" calcext:value-type="currency">
            <text:p>$4,290,0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Duong" calcext:value-type="string">
            <text:p>Duong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4500" calcext:value-type="currency">
            <text:p>$54,5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comfort + neptune" calcext:value-type="string">
            <text:p>comfort + neptune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co tuong" calcext:value-type="string">
            <text:p>co tuong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boc nilon" calcext:value-type="string">
            <text:p>boc nilon 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68:.B283];&quot;T&quot;;[.D268:.D283])" office:value-type="currency" office:value="4611000" calcext:value-type="currency">
            <text:p>$4,611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68:.I283];&quot;T&quot;;[.K268:.K283])" office:value-type="currency" office:value="4515000" calcext:value-type="currency">
            <text:p>$4,515,0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68:.B283];&quot;C&quot;;[.D268:.D283])" office:value-type="currency" office:value="4386000" calcext:value-type="currency">
            <text:p>$4,386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68:.I283];&quot;C&quot;;[.K268:.K283])" office:value-type="currency" office:value="4282500" calcext:value-type="currency">
            <text:p>$4,282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84]-[.D285]" office:value-type="currency" office:value="225000" calcext:value-type="currency">
            <text:p>$225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84]-[.K285]" office:value-type="currency" office:value="232500" calcext:value-type="currency">
            <text:p>$232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1" office:value-type="string" office:string-value="Quy Thang 11/2014" calcext:value-type="string" table:number-columns-spanned="5" table:number-rows-spanned="1">
            <text:p>Quy Thang 11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2/2015" calcext:value-type="string" table:number-columns-spanned="5" table:number-rows-spanned="1">
            <text:p>Quy Thang 02/2015 </text:p>
          </table:table-cell>
          <table:covered-table-cell table:number-columns-repeated="4" table:style-name="ce21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thieu thang chieu" calcext:value-type="string">
            <text:p>thieu thang chieu </text:p>
          </table:table-cell>
          <table:table-cell table:style-name="ce45" office:value-type="currency" office:value="13000" calcext:value-type="currency">
            <text:p>$13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32000" calcext:value-type="currency">
            <text:p>$23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321500" calcext:value-type="currency">
            <text:p>$321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oan" calcext:value-type="string">
            <text:p>Toan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Gra" calcext:value-type="string">
            <text:p>Gr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blade" calcext:value-type="string">
            <text:p>tien xe airblade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990000" calcext:value-type="currency">
            <text:p>$99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ien mang trung" calcext:value-type="string">
            <text:p>tien mang tru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65000" calcext:value-type="currency">
            <text:p>$4,06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rieu" calcext:value-type="string">
            <text:p>Trieu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92000" calcext:value-type="currency">
            <text:p>$92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4000000" calcext:value-type="currency">
            <text:p>$4,000,000 </text:p>
          </table:table-cell>
          <table:table-cell table:style-name="ce26" office:value-type="string" office:string-value="tien nha" calcext:value-type="string">
            <text:p>tien nh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43500" calcext:value-type="currency">
            <text:p>$43,500 </text:p>
          </table:table-cell>
          <table:table-cell table:style-name="ce26" office:value-type="string" office:string-value="tui dung rac" calcext:value-type="string">
            <text:p>tui dung rac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 uong" calcext:value-type="string">
            <text:p>nuoc uong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90:.B305];&quot;T&quot;;[.D290:.D305])" office:value-type="currency" office:value="4522000" calcext:value-type="currency">
            <text:p>$4,52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90:.I305];&quot;T&quot;;[.K290:.K305])" office:value-type="currency" office:value="4611500" calcext:value-type="currency">
            <text:p>$4,611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90:.B305];&quot;C&quot;;[.D290:.D305])" office:value-type="currency" office:value="4200500" calcext:value-type="currency">
            <text:p>$4,200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90:.I305];&quot;C&quot;;[.K290:.K305])" office:value-type="currency" office:value="4034000" calcext:value-type="currency">
            <text:p>$4,034,0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06]-[.D307]" office:value-type="currency" office:value="321500" calcext:value-type="currency">
            <text:p>$321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06]-[.K307]" office:value-type="currency" office:value="577500" calcext:value-type="currency">
            <text:p>$577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1" office:value-type="string" office:string-value="Quy Thang 03/2015" calcext:value-type="string" table:number-columns-spanned="5" table:number-rows-spanned="1">
            <text:p>Quy Thang 03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4/2015" calcext:value-type="string" table:number-columns-spanned="5" table:number-rows-spanned="1">
            <text:p>Quy Thang 04/2015 </text:p>
          </table:table-cell>
          <table:covered-table-cell table:number-columns-repeated="4" table:style-name="ce21"/>
          <table:table-cell table:style-name="ce45" office:value-type="string" office:string-value="Trung" calcext:value-type="string">
            <text:p>Trung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Adidas" calcext:value-type="string">
            <text:p>Adidas </text:p>
          </table:table-cell>
          <table:table-cell table:style-name="ce45" office:value-type="currency" office:value="-1070000" calcext:value-type="currency">
            <text:p>$(1,070,000)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77000" calcext:value-type="currency">
            <text:p>$57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23000" calcext:value-type="currency">
            <text:p>$52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45" office:value-type="string" office:string-value="Tien muon" calcext:value-type="string">
            <text:p>Tien muon </text:p>
          </table:table-cell>
          <table:table-cell table:style-name="ce45" office:value-type="currency" office:value="4000000" calcext:value-type="currency">
            <text:p>$4,0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oan" calcext:value-type="string">
            <text:p>Toan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400000*5" office:value-type="currency" office:value="7000000" calcext:value-type="currency">
            <text:p>$7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string" office:string-value="Tien nha khi o US" calcext:value-type="string">
            <text:p>Tien nha khi o US </text:p>
          </table:table-cell>
          <table:table-cell table:style-name="ce45" table:formula="of:=800000*2" office:value-type="currency" office:value="1600000" calcext:value-type="currency">
            <text:p>$1,6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Gra" calcext:value-type="string">
            <text:p>Gr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904000" calcext:value-type="currency">
            <text:p>$2,904,000 </text:p>
          </table:table-cell>
          <table:table-cell table:style-name="ce20" office:value-type="string" office:string-value="Tien mang" calcext:value-type="string">
            <text:p>Tien mang </text:p>
          </table:table-cell>
          <table:table-cell table:style-name="ce45" office:value-type="string" office:string-value="Tien mang" calcext:value-type="string">
            <text:p>Tien mang </text:p>
          </table:table-cell>
          <table:table-cell table:style-name="ce45" office:value-type="currency" office:value="600000" calcext:value-type="currency">
            <text:p>$6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70000" calcext:value-type="currency">
            <text:p>$87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800000" calcext:value-type="currency">
            <text:p>$3,8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style-name="ce45" office:value-type="string" office:string-value="Tien nha khi o VN" calcext:value-type="string">
            <text:p>Tien nha khi o VN </text:p>
          </table:table-cell>
          <table:table-cell table:style-name="ce45" office:value-type="currency" office:value="920000" calcext:value-type="currency">
            <text:p>$92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Quoc" calcext:value-type="string">
            <text:p>Quoc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ce45" table:formula="of:=SUM([.N311:.N315])" office:value-type="currency" office:value="6050000" calcext:value-type="currency">
            <text:p>$6,050,000 </text:p>
          </table:table-cell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rieu" calcext:value-type="string">
            <text:p>Trieu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nhau" calcext:value-type="string">
            <text:p>nhau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3791000" calcext:value-type="currency">
            <text:p>$3,791,000 </text:p>
          </table:table-cell>
          <table:table-cell table:style-name="ce26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20000" calcext:value-type="currency">
            <text:p>$20,000 </text:p>
          </table:table-cell>
          <table:table-cell table:style-name="ce26" office:value-type="string" office:string-value="nuoc rua chen" calcext:value-type="string">
            <text:p>nuoc rua chen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83800" calcext:value-type="currency">
            <text:p>$83,800 </text:p>
          </table:table-cell>
          <table:table-cell table:style-name="ce26" office:value-type="string" office:string-value="kdr" calcext:value-type="string">
            <text:p>kdr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39"/>
          <table:table-cell table:style-name="ce43"/>
          <table:table-cell table:style-name="ce26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2700" calcext:value-type="currency">
            <text:p>$82,7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13800" calcext:value-type="currency">
            <text:p>$213,800 </text:p>
          </table:table-cell>
          <table:table-cell table:style-name="ce20" office:value-type="string" office:string-value="omo" calcext:value-type="string">
            <text:p>omo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800" calcext:value-type="currency">
            <text:p>$16,800 </text:p>
          </table:table-cell>
          <table:table-cell table:style-name="ce20" office:value-type="string" office:string-value="ray tai" calcext:value-type="string">
            <text:p>ray tai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dua an" calcext:value-type="string">
            <text:p>dua an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12:.B327];&quot;T&quot;;[.D312:.D327])" office:value-type="currency" office:value="4747000" calcext:value-type="currency">
            <text:p>$4,747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12:.I327];&quot;T&quot;;[.K312:.K327])" office:value-type="currency" office:value="7523000" calcext:value-type="currency">
            <text:p>$7,52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12:.B327];&quot;C&quot;;[.D312:.D327])" office:value-type="currency" office:value="4223100" calcext:value-type="currency">
            <text:p>$4,223,1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12:.I327];&quot;C&quot;;[.K312:.K327])" office:value-type="currency" office:value="6788000" calcext:value-type="currency">
            <text:p>$6,788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28]-[.D329]" office:value-type="currency" office:value="523900" calcext:value-type="currency">
            <text:p>$523,9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28]-[.K329]" office:value-type="currency" office:value="735000" calcext:value-type="currency">
            <text:p>$735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5/2015" calcext:value-type="string" table:number-columns-spanned="5" table:number-rows-spanned="1">
            <text:p>Quy Thang 05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5/2015" calcext:value-type="string" table:number-columns-spanned="5" table:number-rows-spanned="1">
            <text:p>Quy Thang 05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35000" calcext:value-type="currency">
            <text:p>$73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17000" calcext:value-type="currency">
            <text:p>$81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25000*4" office:value-type="currency" office:value="3300000" calcext:value-type="currency">
            <text:p>$3,300,000 </text:p>
          </table:table-cell>
          <table:table-cell table:style-name="ce20" office:value-type="string" office:string-value="4 thang" calcext:value-type="string">
            <text:p>4 thang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920000" calcext:value-type="currency">
            <text:p>$92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15000" calcext:value-type="currency">
            <text:p>$4,015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95000" calcext:value-type="currency">
            <text:p>$3,795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31000" calcext:value-type="currency">
            <text:p>$131,000 </text:p>
          </table:table-cell>
          <table:table-cell table:style-name="ce20" office:value-type="string" office:string-value="tui dung rac" calcext:value-type="string">
            <text:p>tui dung rac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2900" calcext:value-type="currency">
            <text:p>$82,9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82900" calcext:value-type="currency">
            <text:p>$82,9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closup" calcext:value-type="string">
            <text:p>closup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6400" calcext:value-type="currency">
            <text:p>$26,4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6400" calcext:value-type="currency">
            <text:p>$26,4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5100" calcext:value-type="currency">
            <text:p>$25,100 </text:p>
          </table:table-cell>
          <table:table-cell table:style-name="ce20" office:value-type="string" office:string-value="Vim" calcext:value-type="string">
            <text:p>Vim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000" calcext:value-type="currency">
            <text:p>$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35:.B350];&quot;T&quot;;[.D335:.D350])" office:value-type="currency" office:value="4955000" calcext:value-type="currency">
            <text:p>$4,955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35:.I350];&quot;T&quot;;[.K335:.K350])" office:value-type="currency" office:value="4817000" calcext:value-type="currency">
            <text:p>$4,817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35:.B350];&quot;C&quot;;[.D335:.D350])" office:value-type="currency" office:value="4137700" calcext:value-type="currency">
            <text:p>$4,137,7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35:.I350];&quot;C&quot;;[.K335:.K350])" office:value-type="currency" office:value="4202000" calcext:value-type="currency">
            <text:p>$4,202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51]-[.D352]" office:value-type="currency" office:value="817300" calcext:value-type="currency">
            <text:p>$817,3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51]-[.K352]" office:value-type="currency" office:value="615000" calcext:value-type="currency">
            <text:p>$615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6/2015" calcext:value-type="string" table:number-columns-spanned="5" table:number-rows-spanned="1">
            <text:p>Quy Thang 06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7/2015" calcext:value-type="string" table:number-columns-spanned="5" table:number-rows-spanned="1">
            <text:p>Quy Thang 07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615000" calcext:value-type="currency">
            <text:p>$61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37000" calcext:value-type="currency">
            <text:p>$43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30000" calcext:value-type="currency">
            <text:p>$4,03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64000" calcext:value-type="currency">
            <text:p>$3,964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xa bong giat do" calcext:value-type="string">
            <text:p>xa bong giat do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58:.B373];&quot;T&quot;;[.D358:.D373])" office:value-type="currency" office:value="4615000" calcext:value-type="currency">
            <text:p>$4,615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58:.I373];&quot;T&quot;;[.K358:.K373])" office:value-type="currency" office:value="4437000" calcext:value-type="currency">
            <text:p>$4,437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58:.B373];&quot;C&quot;;[.D358:.D373])" office:value-type="currency" office:value="4178000" calcext:value-type="currency">
            <text:p>$4,178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58:.I373];&quot;C&quot;;[.K358:.K373])" office:value-type="currency" office:value="4033000" calcext:value-type="currency">
            <text:p>$4,03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74]-[.D375]" office:value-type="currency" office:value="437000" calcext:value-type="currency">
            <text:p>$437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74]-[.K375]" office:value-type="currency" office:value="404000" calcext:value-type="currency">
            <text:p>$404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8/2015" calcext:value-type="string" table:number-columns-spanned="5" table:number-rows-spanned="1">
            <text:p>Quy Thang 08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9/2015" calcext:value-type="string" table:number-columns-spanned="5" table:number-rows-spanned="1">
            <text:p>Quy Thang 09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4000" calcext:value-type="currency">
            <text:p>$404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63000" calcext:value-type="currency">
            <text:p>$16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34000" calcext:value-type="currency">
            <text:p>$3,934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7000" calcext:value-type="currency">
            <text:p>$307,000 </text:p>
          </table:table-cell>
          <table:table-cell table:style-name="ce20" office:value-type="string" office:string-value="Tien sieu thi" calcext:value-type="string">
            <text:p>Tien sieu thi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4000" calcext:value-type="currency">
            <text:p>$104,000 </text:p>
          </table:table-cell>
          <table:table-cell table:style-name="ce20" office:value-type="string" office:string-value="Tien sieu thi" calcext:value-type="string">
            <text:p>Tien sieu thi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2000" calcext:value-type="currency">
            <text:p>$32,000 </text:p>
          </table:table-cell>
          <table:table-cell table:style-name="ce20" office:value-type="string" office:string-value="nuoc" calcext:value-type="string">
            <text:p>nuoc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43000" calcext:value-type="currency">
            <text:p>$43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200000" calcext:value-type="currency">
            <text:p>$200,000 </text:p>
          </table:table-cell>
          <table:table-cell table:style-name="ce20" office:value-type="string" office:string-value="tien kiem phong tro" calcext:value-type="string">
            <text:p>tien kiem phong tro </text:p>
          </table:table-cell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81:.B396];&quot;T&quot;;[.D381:.D396])" office:value-type="currency" office:value="4404000" calcext:value-type="currency">
            <text:p>$4,404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81:.I396];&quot;T&quot;;[.K381:.K396])" office:value-type="currency" office:value="4163000" calcext:value-type="currency">
            <text:p>$4,16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81:.B396];&quot;C&quot;;[.D381:.D396])" office:value-type="currency" office:value="4241000" calcext:value-type="currency">
            <text:p>$4,241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81:.I396];&quot;C&quot;;[.K381:.K396])" office:value-type="currency" office:value="4313000" calcext:value-type="currency">
            <text:p>$4,31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97]-[.D398]" office:value-type="currency" office:value="163000" calcext:value-type="currency">
            <text:p>$163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97]-[.K398]" office:value-type="currency" office:value="-150000" calcext:value-type="currency">
            <text:p>$(150,000)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10/2015" calcext:value-type="string" table:number-columns-spanned="5" table:number-rows-spanned="1">
            <text:p>Quy Thang 10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1/2015" calcext:value-type="string" table:number-columns-spanned="5" table:number-rows-spanned="1">
            <text:p>Quy Thang 11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150000" calcext:value-type="currency">
            <text:p>$(150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2454000" calcext:value-type="currency">
            <text:p>$(2,454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000000" calcext:value-type="currency">
            <text:p>$2,000,000 </text:p>
          </table:table-cell>
          <table:table-cell table:style-name="ce45" office:value-type="string" office:string-value="Trung dong tien nha" calcext:value-type="string">
            <text:p>Trung 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000000" calcext:value-type="currency">
            <text:p>$8,000,000 </text:p>
          </table:table-cell>
          <table:table-cell table:style-name="ce45" office:value-type="string" office:string-value="4 thang dong tien nha" calcext:value-type="string">
            <text:p>4 thang 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00" calcext:value-type="currency">
            <text:p>$3,500,000 </text:p>
          </table:table-cell>
          <table:table-cell table:style-name="ce20" office:value-type="string" office:string-value="coc tien nha" calcext:value-type="string">
            <text:p>coc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30000" calcext:value-type="currency">
            <text:p>$130,000 </text:p>
          </table:table-cell>
          <table:table-cell table:style-name="ce20" office:value-type="string" office:string-value="o khoa" calcext:value-type="string">
            <text:p>o kho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cafe luc ky HD" calcext:value-type="string">
            <text:p>cafe luc ky HD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chia khoa" calcext:value-type="string">
            <text:p>chia khoa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774000" calcext:value-type="currency">
            <text:p>$774,000 </text:p>
          </table:table-cell>
          <table:table-cell table:style-name="ce20" office:value-type="string" office:string-value="dien nuoc nt cu" calcext:value-type="string">
            <text:p>dien nuoc nt cu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000" calcext:value-type="currency">
            <text:p>$16,000 </text:p>
          </table:table-cell>
          <table:table-cell table:style-name="ce20" office:value-type="string" office:string-value="nuoc uong nt cu" calcext:value-type="string">
            <text:p>nuoc uong nt cu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 nt moi" calcext:value-type="string">
            <text:p>nuoc uong nt moi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5016000" calcext:value-type="currency">
            <text:p>$5,016,000 </text:p>
          </table:table-cell>
          <table:table-cell table:style-name="ce20" office:value-type="string" office:string-value="tien phong T11+12" calcext:value-type="string">
            <text:p>tien phong T11+12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04:.B419];&quot;T&quot;;[.D404:.D419])" office:value-type="currency" office:value="1850000" calcext:value-type="currency">
            <text:p>$1,85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04:.I419];&quot;T&quot;;[.K404:.K419])" office:value-type="currency" office:value="5546000" calcext:value-type="currency">
            <text:p>$5,546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04:.B419];&quot;C&quot;;[.D404:.D419])" office:value-type="currency" office:value="4304000" calcext:value-type="currency">
            <text:p>$4,304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04:.I419];&quot;C&quot;;[.K404:.K419])" office:value-type="currency" office:value="5276000" calcext:value-type="currency">
            <text:p>$5,276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20]-[.D421]" office:value-type="currency" office:value="-2454000" calcext:value-type="currency">
            <text:p>$(2,454,0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20]-[.K421]" office:value-type="currency" office:value="270000" calcext:value-type="currency">
            <text:p>$270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12/2015" calcext:value-type="string" table:number-columns-spanned="5" table:number-rows-spanned="1">
            <text:p>Quy Thang 12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/2016" calcext:value-type="string" table:number-columns-spanned="5" table:number-rows-spanned="1">
            <text:p>Quy Thang 1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70000" calcext:value-type="currency">
            <text:p>$27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11000" calcext:value-type="currency">
            <text:p>$21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200000*5" office:value-type="currency" office:value="6000000" calcext:value-type="currency">
            <text:p>$6,0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000000*5" office:value-type="currency" office:value="5000000" calcext:value-type="currency">
            <text:p>$5,0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nc xa + choi" calcext:value-type="string">
            <text:p>nc xa + choi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 thang 1" calcext:value-type="string">
            <text:p>dong tien nha thang 1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10000" calcext:value-type="currency">
            <text:p>$310,000 </text:p>
          </table:table-cell>
          <table:table-cell table:style-name="ce20" office:value-type="string" office:string-value="xa don" calcext:value-type="string">
            <text:p>xa don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500000" calcext:value-type="currency">
            <text:p>$5,500,000 </text:p>
          </table:table-cell>
          <table:table-cell table:style-name="ce20" office:value-type="string" office:string-value="dong tien nha thang 1" calcext:value-type="string">
            <text:p>dong tien nha thang 1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nuoc xit phong" calcext:value-type="string">
            <text:p>nuoc xit ph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nuoc rua tay" calcext:value-type="string">
            <text:p>nuoc rua tay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27:.B442];&quot;T&quot;;[.D427:.D442])" office:value-type="currency" office:value="6270000" calcext:value-type="currency">
            <text:p>$6,27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27:.I442];&quot;T&quot;;[.K427:.K442])" office:value-type="currency" office:value="5211000" calcext:value-type="currency">
            <text:p>$5,211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27:.B442];&quot;C&quot;;[.D427:.D442])" office:value-type="currency" office:value="6059000" calcext:value-type="currency">
            <text:p>$6,059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27:.I442];&quot;C&quot;;[.K427:.K442])" office:value-type="currency" office:value="4969000" calcext:value-type="currency">
            <text:p>$4,969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43]-[.D444]" office:value-type="currency" office:value="211000" calcext:value-type="currency">
            <text:p>$211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43]-[.K444]" office:value-type="currency" office:value="242000" calcext:value-type="currency">
            <text:p>$242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2/2016" calcext:value-type="string" table:number-columns-spanned="5" table:number-rows-spanned="1">
            <text:p>Quy Thang 2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3/2016" calcext:value-type="string" table:number-columns-spanned="5" table:number-rows-spanned="1">
            <text:p>Quy Thang 3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42000" calcext:value-type="currency">
            <text:p>$24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05500" calcext:value-type="currency">
            <text:p>$805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5000" calcext:value-type="currency">
            <text:p>$85,000 </text:p>
          </table:table-cell>
          <table:table-cell table:style-name="ce45" office:value-type="string" office:string-value="comfort" calcext:value-type="string">
            <text:p>comfort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340000" calcext:value-type="currency">
            <text:p>$4,340,000 </text:p>
          </table:table-cell>
          <table:table-cell table:style-name="ce20" office:value-type="string" office:string-value="dong tien nha thang 2" calcext:value-type="string">
            <text:p>dong tien nha thang 2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150000*4" office:value-type="currency" office:value="4600000" calcext:value-type="currency">
            <text:p>$4,6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4500" calcext:value-type="currency">
            <text:p>$84,5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50000" calcext:value-type="currency">
            <text:p>$4,5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8000" calcext:value-type="currency">
            <text:p>$18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21000*2" office:value-type="currency" office:value="42000" calcext:value-type="currency">
            <text:p>$42,000 </text:p>
          </table:table-cell>
          <table:table-cell table:style-name="ce46" office:value-type="string" calcext:value-type="string">
            <text:p>KDR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table:number-columns-repeated="3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118300" calcext:value-type="currency">
            <text:p>$118,300 </text:p>
          </table:table-cell>
          <table:table-cell table:style-name="ce46" office:value-type="string" calcext:value-type="string">
            <text:p>bot giat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33700" calcext:value-type="currency">
            <text:p>$33,700 </text:p>
          </table:table-cell>
          <table:table-cell table:style-name="ce46" office:value-type="string" calcext:value-type="string">
            <text:p>tay bon cau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50:.B465];&quot;T&quot;;[.D450:.D465])" office:value-type="currency" office:value="5442000" calcext:value-type="currency">
            <text:p>$5,44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50:.I465];&quot;T&quot;;[.K450:.K465])" office:value-type="currency" office:value="5405500" calcext:value-type="currency">
            <text:p>$5,405,5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50:.B465];&quot;C&quot;;[.D450:.D465])" office:value-type="currency" office:value="4636500" calcext:value-type="currency">
            <text:p>$4,636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50:.I465];&quot;C&quot;;[.K450:.K465])" office:value-type="currency" office:value="4669000" calcext:value-type="currency">
            <text:p>$4,669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66]-[.D467]" office:value-type="currency" office:value="805500" calcext:value-type="currency">
            <text:p>$805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66]-[.K467]" office:value-type="currency" office:value="736500" calcext:value-type="currency">
            <text:p>$736,5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4/2016" calcext:value-type="string" table:number-columns-spanned="5" table:number-rows-spanned="1">
            <text:p>Quy Thang 4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5/2016" calcext:value-type="string" table:number-columns-spanned="5" table:number-rows-spanned="1">
            <text:p>Quy Thang 5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36000" calcext:value-type="currency">
            <text:p>$73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667000" calcext:value-type="currency">
            <text:p>$66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50000*4" office:value-type="currency" office:value="5400000" calcext:value-type="currency">
            <text:p>$5,4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400000*4" office:value-type="currency" office:value="5600000" calcext:value-type="currency">
            <text:p>$5,6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355000" calcext:value-type="currency">
            <text:p>$5,35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635000" calcext:value-type="currency">
            <text:p>$5,63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office:value-type="string" calcext:value-type="string">
            <text:p>xa phong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2000" calcext:value-type="currency">
            <text:p>$42,000 </text:p>
          </table:table-cell>
          <table:table-cell table:style-name="ce24" office:value-type="string" calcext:value-type="string">
            <text:p>kdr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table:number-columns-repeated="3"/>
          <table:table-cell table:style-name="ce46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8000" calcext:value-type="currency">
            <text:p>$108,000 </text:p>
          </table:table-cell>
          <table:table-cell table:style-name="ce46" office:value-type="string" calcext:value-type="string">
            <text:p>comfort</text:p>
          </table:table-cell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158000" calcext:value-type="currency">
            <text:p>$158,000 </text:p>
          </table:table-cell>
          <table:table-cell table:style-name="ce46" office:value-type="string" calcext:value-type="string">
            <text:p>bot giat</text:p>
          </table:table-cell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50000" calcext:value-type="currency">
            <text:p>$50,000 </text:p>
          </table:table-cell>
          <table:table-cell table:style-name="ce46" office:value-type="string" calcext:value-type="string">
            <text:p>KDR</text:p>
          </table:table-cell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72:.B487];&quot;T&quot;;[.D472:.D487])" office:value-type="currency" office:value="6136000" calcext:value-type="currency">
            <text:p>$6,136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72:.I487];&quot;T&quot;;[.K472:.K487])" office:value-type="currency" office:value="6267000" calcext:value-type="currency">
            <text:p>$6,267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72:.B487];&quot;C&quot;;[.D472:.D487])" office:value-type="currency" office:value="5469000" calcext:value-type="currency">
            <text:p>$5,469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72:.I487];&quot;C&quot;;[.K472:.K487])" office:value-type="currency" office:value="6027000" calcext:value-type="currency">
            <text:p>$6,027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88]-[.D489]" office:value-type="currency" office:value="667000" calcext:value-type="currency">
            <text:p>$667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88]-[.K489]" office:value-type="currency" office:value="240000" calcext:value-type="currency">
            <text:p>$240,000 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1" office:value-type="string" office:string-value="Quy Thang 6/2016" calcext:value-type="string" table:number-columns-spanned="5" table:number-rows-spanned="1">
            <text:p>Quy Thang 6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7/2016" calcext:value-type="string" table:number-columns-spanned="5" table:number-rows-spanned="1">
            <text:p>Quy Thang 7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40000" calcext:value-type="currency">
            <text:p>$24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16000" calcext:value-type="currency">
            <text:p>$41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285000" calcext:value-type="currency">
            <text:p>$5,28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office:value-type="string" calcext:value-type="string">
            <text:p>comfor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4" office:value-type="string" calcext:value-type="string">
            <text:p>Bot giat + duong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94:.B509];&quot;T&quot;;[.D494:.D509])" office:value-type="currency" office:value="5440000" calcext:value-type="currency">
            <text:p>$5,44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94:.I509];&quot;T&quot;;[.K494:.K509])" office:value-type="currency" office:value="5616000" calcext:value-type="currency">
            <text:p>$5,616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94:.B509];&quot;C&quot;;[.D494:.D509])" office:value-type="currency" office:value="5024000" calcext:value-type="currency">
            <text:p>$5,024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94:.I509];&quot;C&quot;;[.K494:.K509])" office:value-type="currency" office:value="5335000" calcext:value-type="currency">
            <text:p>$5,335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510]-[.D511]" office:value-type="currency" office:value="416000" calcext:value-type="currency">
            <text:p>$416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510]-[.K511]" office:value-type="currency" office:value="281000" calcext:value-type="currency">
            <text:p>$281,000 </text:p>
          </table:table-cell>
          <table:table-cell table:style-name="ce20"/>
          <table:table-cell table:number-columns-repeated="1012"/>
        </table:table-row>
        <table:table-row table:style-name="ro1" table:number-rows-repeated="1048063">
          <table:table-cell table:number-columns-repeated="1024"/>
        </table:table-row>
        <table:table-row table:style-name="ro1">
          <table:table-cell table:number-columns-repeated="11"/>
          <table:table-cell table:style-name="ce45" office:value-type="string" office:string-value="Quoc" calcext:value-type="string">
            <text:p>Quoc </text:p>
          </table:table-cell>
          <table:table-cell table:number-columns-repeated="1012"/>
        </table:table-row>
      </table:table>
      <table:table table:name="Sheet2" table:style-name="ta2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4" table:default-cell-style-name="ce7"/>
        <table:table-column table:style-name="co18" table:number-columns-repeated="2" table:default-cell-style-name="ce7"/>
        <table:table-column table:style-name="co3" table:number-columns-repeated="2" table:default-cell-style-name="ce7"/>
        <table:table-column table:style-name="co9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15" table:number-columns-repeated="3" table:default-cell-style-name="ce7"/>
        <table:table-column table:style-name="co3" table:default-cell-style-name="ce7"/>
        <table:table-column table:style-name="co15" table:default-cell-style-name="ce7"/>
        <table:table-column table:style-name="co21" table:default-cell-style-name="ce7"/>
        <table:table-column table:style-name="co15" table:number-columns-repeated="1006" table:default-cell-style-name="ce7"/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5" office:value-type="string" office:string-value="lau" calcext:value-type="string">
            <text:p><text:s/>lau </text:p>
          </table:table-cell>
          <table:table-cell table:style-name="ce25"/>
          <table:table-cell office:value-type="string" calcext:value-type="string">
            <text:p>trung</text:p>
          </table:table-cell>
          <table:table-cell table:style-name="Default"/>
          <table:table-cell office:value-type="string" calcext:value-type="string">
            <text:p>phong</text:p>
          </table:table-cell>
          <table:table-cell table:style-name="Default"/>
          <table:table-cell office:value-type="string" calcext:value-type="string">
            <text:p>toan</text:p>
          </table:table-cell>
          <table:table-cell table:style-name="Default"/>
          <table:table-cell office:value-type="string" calcext:value-type="string">
            <text:p>quoc</text:p>
          </table:table-cell>
          <table:table-cell table:style-name="Default"/>
          <table:table-cell table:number-columns-repeated="3"/>
          <table:table-cell table:style-name="ce36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mong toi</text:p>
          </table:table-cell>
          <table:table-cell table:style-name="ce25" office:value-type="currency" office:value="7685" calcext:value-type="currency">
            <text:p><text:s/>$7,685 </text:p>
          </table:table-cell>
          <table:table-cell table:style-name="ce25" office:value-type="string" office:string-value="mi y" calcext:value-type="string">
            <text:p><text:s/>mi y </text:p>
          </table:table-cell>
          <table:table-cell table:style-name="ce25" office:value-type="currency" office:value="16500" calcext:value-type="currency">
            <text:p><text:s/>$16,500 </text:p>
          </table:table-cell>
          <table:table-cell table:style-name="ce25" office:value-type="string" office:string-value="kdr" calcext:value-type="string">
            <text:p><text:s/>kdr </text:p>
          </table:table-cell>
          <table:table-cell table:style-name="ce25" office:value-type="currency" office:value="27200" calcext:value-type="currency">
            <text:p><text:s/>$27,200 </text:p>
          </table:table-cell>
          <table:table-cell table:style-name="ce25" office:value-type="string" office:string-value="Axe" calcext:value-type="string">
            <text:p><text:s/>Axe </text:p>
          </table:table-cell>
          <table:table-cell table:style-name="ce25" office:value-type="currency" office:value="82200" calcext:value-type="currency">
            <text:p><text:s/>$82,200 </text:p>
          </table:table-cell>
          <table:table-cell table:style-name="ce25" office:value-type="string" office:string-value="Tra gung" calcext:value-type="string">
            <text:p><text:s/>Tra gung </text:p>
          </table:table-cell>
          <table:table-cell table:style-name="ce25" office:value-type="currency" office:value="42500" calcext:value-type="currency">
            <text:p><text:s/>$42,500 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bun</text:p>
          </table:table-cell>
          <table:table-cell table:style-name="ce25" office:value-type="currency" office:value="10458" calcext:value-type="currency">
            <text:p><text:s/>$10,458 </text:p>
          </table:table-cell>
          <table:table-cell table:style-name="ce25" office:value-type="string" office:string-value="xuc xich" calcext:value-type="string">
            <text:p><text:s/>xuc xich </text:p>
          </table:table-cell>
          <table:table-cell table:style-name="ce25" office:value-type="currency" office:value="28470" calcext:value-type="currency">
            <text:p><text:s/>$28,470 </text:p>
          </table:table-cell>
          <table:table-cell table:style-name="ce25" office:value-type="string" office:string-value="kdr" calcext:value-type="string">
            <text:p><text:s/>kdr </text:p>
          </table:table-cell>
          <table:table-cell table:style-name="ce25" office:value-type="currency" office:value="27200" calcext:value-type="currency">
            <text:p><text:s/>$27,200 </text:p>
          </table:table-cell>
          <table:table-cell table:style-name="ce25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30" office:value-type="string" calcext:value-type="string">
            <text:p>kim cham</text:p>
          </table:table-cell>
          <table:table-cell table:style-name="ce25" office:value-type="currency" office:value="20500" calcext:value-type="currency">
            <text:p><text:s/>$20,500 </text:p>
          </table:table-cell>
          <table:table-cell table:style-name="ce25" office:value-type="string" office:string-value="keo dublemin" calcext:value-type="string">
            <text:p><text:s/>keo dublemin </text:p>
          </table:table-cell>
          <table:table-cell table:style-name="ce25" office:value-type="currency" office:value="24600" calcext:value-type="currency">
            <text:p><text:s/>$24,600 </text:p>
          </table:table-cell>
          <table:table-cell table:style-name="ce25"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mi vi huong</text:p>
          </table:table-cell>
          <table:table-cell table:style-name="ce25" office:value-type="currency" office:value="12500" calcext:value-type="currency">
            <text:p><text:s/>$12,5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pepsi</text:p>
          </table:table-cell>
          <table:table-cell table:style-name="ce25" office:value-type="currency" office:value="13500" calcext:value-type="currency">
            <text:p><text:s/>$13,5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lau hai san</text:p>
          </table:table-cell>
          <table:table-cell table:style-name="ce25" office:value-type="currency" office:value="53200" calcext:value-type="currency">
            <text:p><text:s/>$53,2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ca vien</text:p>
          </table:table-cell>
          <table:table-cell table:style-name="ce25" office:value-type="currency" office:value="39400" calcext:value-type="currency">
            <text:p><text:s/>$39,4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25" table:formula="of:=SUM([.C3:.C9])" office:value-type="currency" office:value="157243" calcext:value-type="currency">
            <text:p><text:s/>$157,243 </text:p>
          </table:table-cell>
          <table:table-cell table:style-name="Default"/>
          <table:table-cell table:style-name="ce25" table:formula="of:=SUM([.E3:.E9])" office:value-type="currency" office:value="69570" calcext:value-type="currency">
            <text:p><text:s/>$69,570 </text:p>
          </table:table-cell>
          <table:table-cell table:style-name="Default"/>
          <table:table-cell table:style-name="ce25" table:formula="of:=SUM([.G3:.G9])" office:value-type="currency" office:value="54400" calcext:value-type="currency">
            <text:p><text:s/>$54,400 </text:p>
          </table:table-cell>
          <table:table-cell table:style-name="Default"/>
          <table:table-cell table:style-name="ce25" table:formula="of:=SUM([.I3:.I9])" office:value-type="currency" office:value="82200" calcext:value-type="currency">
            <text:p><text:s/>$82,200 </text:p>
          </table:table-cell>
          <table:table-cell table:style-name="Default"/>
          <table:table-cell table:style-name="ce25" table:formula="of:=SUM([.K3:.K9])" office:value-type="currency" office:value="42500" calcext:value-type="currency">
            <text:p><text:s/>$42,500 </text:p>
          </table:table-cell>
          <table:table-cell table:style-name="ce16" table:formula="of:=SUM([.C10:.K10])" office:value-type="currency" office:value="405913" calcext:value-type="currency">
            <text:p><text:s/>$405,913 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32"/>
          <table:table-cell table:style-name="ce25"/>
          <table:table-cell table:style-name="ce25" table:formula="of:=([.E10]-[.E5])/2" office:value-type="currency" office:value="22485" calcext:value-type="currency">
            <text:p><text:s/>$22,485 </text:p>
          </table:table-cell>
          <table:table-cell table:style-name="ce25"/>
          <table:table-cell table:style-name="ce25" table:formula="of:=[.G10]+[.K10]+40000" office:value-type="currency" office:value="136900" calcext:value-type="currency">
            <text:p><text:s/>$136,900 </text:p>
          </table:table-cell>
          <table:table-cell table:style-name="ce25" table:number-columns-repeated="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5" table:number-columns-repeated="4"/>
          <table:table-cell table:style-name="ce25" table:formula="of:=[.G11]-200000" office:value-type="currency" office:value="-63100" calcext:value-type="currency">
            <text:p><text:s/>$(63,100)</text:p>
          </table:table-cell>
          <table:table-cell table:style-name="ce25" table:number-columns-repeated="4"/>
          <table:table-cell table:number-columns-repeated="1013"/>
        </table:table-row>
        <table:table-row table:style-name="ro3">
          <table:table-cell table:style-name="ce28" office:value-type="string" calcext:value-type="string" table:number-columns-spanned="4" table:number-rows-spanned="1">
            <text:p>Chicken Dog's birthday</text:p>
          </table:table-cell>
          <table:covered-table-cell table:number-columns-repeated="3" table:style-name="ce28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eative chickens</text:p>
          </table:table-cell>
          <table:table-cell table:style-name="ce33" office:value-type="currency" office:value="360000" calcext:value-type="currency">
            <text:p><text:s/>$36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ctopus</text:p>
          </table:table-cell>
          <table:table-cell table:style-name="ce33" office:value-type="currency" office:value="135000" calcext:value-type="currency">
            <text:p><text:s/>$13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irthday cake</text:p>
          </table:table-cell>
          <table:table-cell table:style-name="ce33" office:value-type="currency" office:value="190000" calcext:value-type="currency">
            <text:p><text:s/>$19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ce</text:p>
          </table:table-cell>
          <table:table-cell table:style-name="ce33" office:value-type="currency" office:value="5000" calcext:value-type="currency">
            <text:p><text:s/>$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Xi quach</text:p>
          </table:table-cell>
          <table:table-cell table:style-name="ce33" office:value-type="currency" office:value="30000" calcext:value-type="currency">
            <text:p><text:s/>$3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ruits</text:p>
          </table:table-cell>
          <table:table-cell table:style-name="ce33" office:value-type="currency" office:value="90000" calcext:value-type="currency">
            <text:p><text:s/>$9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reads</text:p>
          </table:table-cell>
          <table:table-cell table:style-name="ce33" office:value-type="currency" office:value="35000" calcext:value-type="currency">
            <text:p><text:s/>$3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eers</text:p>
          </table:table-cell>
          <table:table-cell table:style-name="ce33" office:value-type="currency" office:value="900000" calcext:value-type="currency">
            <text:p><text:s/>$90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Total</text:p>
          </table:table-cell>
          <table:table-cell table:style-name="ce33" table:formula="of:=SUM([.C14:.C21])" office:value-type="currency" office:value="1745000" calcext:value-type="currency">
            <text:p><text:s/>$1,74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33" table:number-columns-repeated="2"/>
          <table:table-cell table:style-name="ce25" table:number-columns-repeated="7"/>
          <table:table-cell table:number-columns-repeated="1013"/>
        </table:table-row>
        <table:table-row table:style-name="ro4">
          <table:table-cell table:style-name="ce29"/>
          <table:table-cell table:style-name="ce31" office:value-type="string" calcext:value-type="string">
            <text:p>Attendees</text:p>
          </table:table-cell>
          <table:table-cell table:style-name="ce34" office:value-type="string" office:string-value="NeedToPay" calcext:value-type="string">
            <text:p><text:s/>NeedToPay </text:p>
          </table:table-cell>
          <table:table-cell table:style-name="ce34" office:value-type="string" office:string-value="Payed" calcext:value-type="string">
            <text:p><text:s/>Payed </text:p>
          </table:table-cell>
          <table:table-cell table:style-name="ce34" office:value-type="string" office:string-value="NeedToPayMore" calcext:value-type="string">
            <text:p><text:s/>NeedToPayMore 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icken Dog</text:p>
          </table:table-cell>
          <table:table-cell table:number-columns-repeated="2" table:style-name="ce33" office:value-type="currency" office:value="600000" calcext:value-type="currency">
            <text:p><text:s/>$600,000 </text:p>
          </table:table-cell>
          <table:table-cell table:style-name="ce35" table:formula="of:=[.C25]-[.D25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uy + Binh</text:p>
          </table:table-cell>
          <table:table-cell table:number-columns-repeated="2" table:style-name="ce33" office:value-type="currency" office:value="300000" calcext:value-type="currency">
            <text:p><text:s/>$300,000 </text:p>
          </table:table-cell>
          <table:table-cell table:style-name="ce35" table:formula="of:=[.C26]-[.D26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ng Tran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7]-[.D27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ung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8]-[.D28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Quoc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9]-[.D29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eu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0]-[.D30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oan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1]-[.D31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ru`ng</text:p>
          </table:table-cell>
          <table:table-cell table:style-name="ce33" office:value-type="currency" office:value="100000" calcext:value-type="currency">
            <text:p><text:s/>$100,000 </text:p>
          </table:table-cell>
          <table:table-cell table:style-name="ce33" office:value-type="currency" office:value="90000" calcext:value-type="currency">
            <text:p><text:s/>$90,000 </text:p>
          </table:table-cell>
          <table:table-cell table:style-name="ce35" table:formula="of:=[.C32]-[.D32]" office:value-type="currency" office:value="10000" calcext:value-type="currency">
            <text:p><text:s/>$10,000 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Khoa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3]-[.D33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inh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4]-[.D34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ien</text:p>
          </table:table-cell>
          <table:table-cell table:style-name="ce33" office:value-type="currency" office:value="100000" calcext:value-type="currency">
            <text:p><text:s/>$100,000 </text:p>
          </table:table-cell>
          <table:table-cell table:style-name="ce33"/>
          <table:table-cell table:style-name="ce35" table:formula="of:=[.C35]-[.D35]" office:value-type="currency" office:value="100000" calcext:value-type="currency">
            <text:p><text:s/>$100,000 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Long Ruoi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6]-[.D36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3" table:formula="of:=SUM([.C25:.C36])" office:value-type="currency" office:value="1900000" calcext:value-type="currency">
            <text:p><text:s/>$1,900,000 </text:p>
          </table:table-cell>
          <table:table-cell table:style-name="ce33" table:formula="of:=SUM([.D25:.D36])" office:value-type="currency" office:value="1790000" calcext:value-type="currency">
            <text:p><text:s/>$1,790,000 </text:p>
          </table:table-cell>
          <table:table-cell table:style-name="ce35" table:formula="of:=[.C37]-[.D37]" office:value-type="currency" office:value="110000" calcext:value-type="currency">
            <text:p><text:s/>$110,000 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2.$E$25:.$E$37"/>
        </table:named-expressions>
        <calcext:conditional-formats>
          <calcext:conditional-format calcext:target-range-address="Sheet2.E25:Sheet2.E37">
            <calcext:condition calcext:apply-style-name="ConditionalStyle_1" calcext:value="&gt;0" calcext:base-cell-address="Sheet2.E25"/>
          </calcext:conditional-format>
        </calcext:conditional-formats>
      </table:table>
      <table:table table:name="Sheet3" table:style-name="ta3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15" table:number-columns-repeated="1022" table:default-cell-style-name="ce7"/>
        <table:table-row table:style-name="ro5">
          <table:table-cell table:style-name="ce37" office:value-type="string" calcext:value-type="string">
            <text:p>Total income</text:p>
          </table:table-cell>
          <table:table-cell table:style-name="ce38" office:value-type="currency" office:currency="USD" office:value="21000000" calcext:value-type="currency">
            <text:p>$21,0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NEC (Neccessities) – Tài khoản chi tiêu cần thiết – 55%</text:p>
          </table:table-cell>
          <table:table-cell table:style-name="ce38" table:formula="of:=[.B1]*0.55" office:value-type="currency" office:currency="USD" office:value="11550000" calcext:value-type="currency">
            <text:p>$11,550,000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LTSS (Long Term Saving for Spending) – Tài khoản tiết kiệm tiêu dùng cho tương lai –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EDU (Education) – Tài khoản giáo dục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FFA (Financial Freedom) – Tài khoản tự do tài chính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PLAY – Tài khoản hưởng thụ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VE – Tài khoản từ thiện – 5%</text:p>
          </table:table-cell>
          <table:table-cell table:style-name="ce38" table:formula="of:=[.B1]*0.05" office:value-type="currency" office:currency="USD" office:value="1050000" calcext:value-type="currency">
            <text:p>$1,050,0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E25:Sheet2.E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24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131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31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31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4:37:31.654952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6-08-07T14:58:15.665713970</dc:date>
    <meta:editing-cycles>7</meta:editing-cycles>
    <meta:editing-duration>PT17M6S</meta:editing-duration>
    <meta:generator>LibreOffice/4.2.8.2$Linux_X86_64 LibreOffice_project/420m0$Build-2</meta:generator>
    <meta:document-statistic meta:table-count="3" meta:cell-count="2695" meta:object-count="0"/>
  </office:meta>
</office:document-meta>
</file>